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Calibri11" svg:font-family="Calibri1"/>
    <style:font-face style:name="Calibri2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" svg:font-family="Mono"/>
    <style:font-face style:name="Mono1" svg:font-family="Mono" style:font-pitch="fixed"/>
  </office:font-face-decls>
  <office:automatic-styles>
    <style:style style:name="co5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2.902cm"/>
    </style:style>
    <style:style style:name="co8" style:family="table-column">
      <style:table-column-properties fo:break-before="auto" style:column-width="26.196cm"/>
    </style:style>
    <style:style style:name="co9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879cm"/>
    </style:style>
    <style:style style:name="co10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2.258cm"/>
    </style:style>
    <style:style style:name="co1" style:family="table-column">
      <style:table-column-properties fo:break-before="auto" style:column-width="2.91cm"/>
    </style:style>
    <style:style style:name="co11" style:family="table-column">
      <style:table-column-properties fo:break-before="auto" style:column-width="26.194cm"/>
    </style:style>
    <style:style style:name="co12" style:family="table-column">
      <style:table-column-properties fo:break-before="auto" style:column-width="1.508cm"/>
    </style:style>
    <style:style style:name="co13" style:family="table-column">
      <style:table-column-properties fo:break-before="auto" style:column-width="1.535cm"/>
    </style:style>
    <style:style style:name="co16" style:family="table-column">
      <style:table-column-properties fo:break-before="auto" style:column-width="27.374cm"/>
    </style:style>
    <style:style style:name="co17" style:family="table-column">
      <style:table-column-properties fo:break-before="auto" style:column-width="1.746cm"/>
    </style:style>
    <style:style style:name="ro8" style:family="table-row">
      <style:table-row-properties style:row-height="0.49cm" fo:break-before="auto" style:use-optimal-row-height="true"/>
    </style:style>
    <style:style style:name="ro9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ro1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17cm" fo:break-before="auto" style:use-optimal-row-height="true"/>
    </style:style>
    <style:style style:name="ro11" style:family="table-row">
      <style:table-row-properties style:row-height="0.882cm" fo:break-before="auto" style:use-optimal-row-height="true"/>
    </style:style>
    <style:style style:name="ro12" style:family="table-row">
      <style:table-row-properties style:row-height="2.18cm" fo:break-before="auto" style:use-optimal-row-height="false"/>
    </style:style>
    <style:style style:name="ro13" style:family="table-row">
      <style:table-row-properties style:row-height="1.184cm" fo:break-before="auto" style:use-optimal-row-height="false"/>
    </style:style>
    <style:style style:name="ro14" style:family="table-row">
      <style:table-row-properties style:row-height="0.524cm" fo:break-before="auto" style:use-optimal-row-height="false"/>
    </style:style>
    <style:style style:name="ro15" style:family="table-row">
      <style:table-row-properties style:row-height="0.265cm" fo:break-before="auto" style:use-optimal-row-height="false"/>
    </style:style>
    <style:style style:name="ro7" style:family="table-row">
      <style:table-row-properties style:row-height="2.187cm" fo:break-before="auto" style:use-optimal-row-height="true"/>
    </style:style>
    <style:style style:name="ro17" style:family="table-row">
      <style:table-row-properties style:row-height="2.177cm" fo:break-before="auto" style:use-optimal-row-height="false"/>
    </style:style>
    <style:style style:name="ro18" style:family="table-row">
      <style:table-row-properties style:row-height="1.185cm" fo:break-before="auto" style:use-optimal-row-height="false"/>
    </style:style>
    <style:style style:name="ro19" style:family="table-row">
      <style:table-row-properties style:row-height="1.782cm" fo:break-before="auto" style:use-optimal-row-height="true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ce98" style:family="table-cell" style:parent-style-name="Default" style:data-style-name="N0"/>
    <style:style style:name="ce100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1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4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5" style:family="table-cell" style:parent-style-name="Default">
      <style:table-cell-properties fo:background-color="#6666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132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50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53" style:family="table-cell" style:parent-style-name="Default">
      <style:table-cell-properties fo:border-bottom="none" fo:background-color="#00a93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55" style:family="table-cell" style:parent-style-name="Default">
      <style:text-properties fo:font-size="12pt" style:font-size-asian="12pt" style:font-size-complex="12pt"/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57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58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59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60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61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62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63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2" fo:font-size="11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64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28ff" style:text-outline="false" style:text-line-through-style="none" style:text-line-through-type="none" style:font-name="Calibri2" fo:font-size="13pt" fo:font-style="normal" fo:text-shadow="none" style:text-underline-style="none" fo:font-weight="bold" style:font-size-asian="13pt" style:font-style-asian="normal" style:font-weight-asian="bold" style:font-name-complex="Calibri2" style:font-size-complex="13pt" style:font-style-complex="normal" style:font-weight-complex="bold"/>
    </style:style>
    <style:style style:name="ce16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6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2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2" fo:font-size="13pt" fo:font-style="normal" fo:text-shadow="none" style:text-underline-style="none" fo:font-weight="bold" style:font-size-asian="13pt" style:font-style-asian="normal" style:font-weight-asian="bold" style:font-name-complex="Calibri2" style:font-size-complex="13pt" style:font-style-complex="normal" style:font-weight-complex="bold"/>
    </style:style>
    <style:style style:name="ce17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7" style:family="table-cell" style:parent-style-name="Default">
      <style:table-cell-properties fo:background-color="transparent"/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7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 style:data-style-name="N0">
      <style:table-cell-properties fo:border-bottom="none" fo:background-color="#ffd7d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 style:data-style-name="N0">
      <style:text-properties fo:font-size="12pt" style:font-size-asian="12pt" style:font-size-complex="12pt"/>
    </style:style>
    <style:style style:name="ce181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3" style:family="table-cell" style:parent-style-name="Default" style:data-style-name="N0">
      <style:table-cell-properties fo:border-bottom="none" fo:background-color="#e8f2a1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 style:data-style-name="N0">
      <style:table-cell-properties fo:border-bottom="none" fo:background-color="#e0c2cd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5" style:family="table-cell" style:parent-style-name="Default" style:data-style-name="N0">
      <style:table-cell-properties fo:border-bottom="none" fo:background-color="#00b05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8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87" style:family="table-cell" style:parent-style-name="Default" style:data-style-name="N0">
      <style:table-cell-properties fo:background-color="#ffd7d7" fo:wrap-option="wrap" fo:border="0.06pt solid #000000" style:vertical-align="automatic"/>
      <style:text-properties fo:font-size="12pt" style:font-size-asian="12pt" style:font-size-complex="12pt"/>
    </style:style>
    <style:style style:name="ce188" style:family="table-cell" style:parent-style-name="Default" style:data-style-name="N0">
      <style:table-cell-properties fo:background-color="#ffd7d7" fo:border="0.06pt solid #000000"/>
      <style:text-properties fo:font-size="12pt" style:font-size-asian="12pt" style:font-size-complex="12pt"/>
    </style:style>
    <style:style style:name="ce189" style:family="table-cell" style:parent-style-name="Default" style:data-style-name="N0">
      <style:table-cell-properties fo:background-color="#b4c7dc" fo:wrap-option="wrap" fo:border="0.06pt solid #000000" style:vertical-align="automatic"/>
      <style:text-properties fo:font-size="12pt" style:font-size-asian="12pt" style:font-size-complex="12pt"/>
    </style:style>
    <style:style style:name="ce190" style:family="table-cell" style:parent-style-name="Default" style:data-style-name="N0">
      <style:table-cell-properties fo:background-color="#e8f2a1" fo:wrap-option="wrap" fo:border="0.06pt solid #000000" style:vertical-align="automatic"/>
      <style:text-properties fo:font-size="12pt" style:font-size-asian="12pt" style:font-size-complex="12pt"/>
    </style:style>
    <style:style style:name="ce191" style:family="table-cell" style:parent-style-name="Default" style:data-style-name="N0">
      <style:table-cell-properties fo:background-color="#e0c2cd" fo:wrap-option="wrap" fo:border="0.06pt solid #000000" style:vertical-align="automatic"/>
      <style:text-properties fo:font-size="12pt" style:font-size-asian="12pt" style:font-size-complex="12pt"/>
    </style:style>
    <style:style style:name="ce192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fo:font-size="12pt" style:font-size-asian="12pt" style:font-size-complex="12pt"/>
    </style:style>
    <style:style style:name="ce193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style:font-name="Calibri11" fo:font-size="12pt" style:font-name-asian="Calibri11" style:font-size-asian="12pt" style:font-name-complex="Calibri11" style:font-size-complex="12pt"/>
    </style:style>
    <style:style style:name="ce194" style:family="table-cell" style:parent-style-name="Default" style:data-style-name="N0">
      <style:table-cell-properties fo:background-color="#00a933" fo:wrap-option="wrap" fo:border="0.06pt solid #000000" style:vertical-align="automatic"/>
      <style:text-properties fo:color="#ffffff" fo:font-size="12pt" style:font-size-asian="12pt" style:font-size-complex="12pt"/>
    </style:style>
    <style:style style:name="ce195" style:family="table-cell" style:parent-style-name="Default" style:data-style-name="N0">
      <style:table-cell-properties fo:background-color="transparent" fo:wrap-option="wrap" fo:border="0.06pt solid #000000" style:vertical-align="automatic"/>
      <style:text-properties fo:color="#ffffff" fo:font-size="12pt" style:font-size-asian="12pt" style:font-size-complex="12pt"/>
    </style:style>
    <style:style style:name="ce196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/>
    </style:style>
    <style:style style:name="ce197" style:family="table-cell" style:parent-style-name="Default" style:data-style-name="N0">
      <style:table-cell-properties fo:background-color="transparent" fo:border="0.06pt solid #000000"/>
    </style:style>
    <style:style style:name="ce198" style:family="table-cell" style:parent-style-name="Default" style:data-style-name="N0">
      <style:table-cell-properties fo:background-color="#81d41a" fo:wrap-option="wrap" fo:border="0.06pt solid #000000" style:vertical-align="automatic"/>
      <style:text-properties fo:color="#fff5ce" fo:font-size="12pt" fo:font-weight="bold" style:font-size-asian="12pt" style:font-weight-asian="bold" style:font-size-complex="12pt" style:font-weight-complex="bold"/>
    </style:style>
    <style:style style:name="ce199" style:family="table-cell" style:parent-style-name="Default" style:data-style-name="N0">
      <style:table-cell-properties fo:background-color="#81d41a" fo:wrap-option="wrap" fo:border="0.06pt solid #000000" style:vertical-align="automatic"/>
      <style:text-properties fo:font-size="12pt" style:font-size-asian="12pt" style:font-size-complex="12pt"/>
    </style:style>
    <style:style style:name="ce20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28ff" fo:font-size="13pt" fo:font-weight="bold" style:font-size-asian="13pt" style:font-weight-asian="bold" style:font-size-complex="13pt" style:font-weight-complex="bold"/>
    </style:style>
    <style:style style:name="ce201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28ff" fo:font-size="14pt" fo:font-weight="bold" style:font-size-asian="14pt" style:font-weight-asian="bold" style:font-size-complex="14pt" style:font-weight-complex="bold"/>
    </style:style>
    <style:style style:name="ce202" style:family="table-cell" style:parent-style-name="Default" style:data-style-name="N0">
      <style:text-properties fo:color="#0028ff" fo:font-size="14pt" fo:font-weight="bold" style:font-size-asian="14pt" style:font-weight-asian="bold" style:font-size-complex="14pt" style:font-weight-complex="bold"/>
    </style:style>
    <style:style style:name="ce20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size="13pt" fo:font-weight="bold" style:font-size-asian="13pt" style:font-weight-asian="bold" style:font-size-complex="13pt" style:font-weight-complex="bold"/>
    </style:style>
    <style:style style:name="ce20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06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0">
      <style:table-cell-properties fo:border-bottom="none" fo:background-color="#ffd7d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1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0">
      <style:text-properties style:font-name="Calibri1" fo:font-size="12pt" style:font-size-asian="12pt" style:font-size-complex="12pt"/>
    </style:style>
    <style:style style:name="ce36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1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0">
      <style:table-cell-properties fo:border-bottom="none" fo:background-color="#e0c2c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1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fo:border-bottom="none" fo:background-color="#00a9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fo:background-color="#ffd7d7" fo:wrap-option="wrap" fo:border="0.06pt solid #000000" style:vertical-align="automatic"/>
      <style:text-properties style:font-name="Calibri1" fo:font-size="12pt" style:font-size-asian="12pt" style:font-size-complex="12pt"/>
    </style:style>
    <style:style style:name="ce40" style:family="table-cell" style:parent-style-name="Default" style:data-style-name="N0">
      <style:table-cell-properties fo:background-color="#ffd7d7" fo:border="0.06pt solid #000000"/>
      <style:text-properties style:font-name="Calibri1" fo:font-size="12pt" style:font-size-asian="12pt" style:font-size-complex="12pt"/>
    </style:style>
    <style:style style:name="ce41" style:family="table-cell" style:parent-style-name="Default" style:data-style-name="N0">
      <style:table-cell-properties fo:background-color="#b4c7dc" fo:wrap-option="wrap" fo:border="0.06pt solid #000000" style:vertical-align="automatic"/>
      <style:text-properties style:font-name="Calibri1" fo:font-size="12pt" style:font-size-asian="12pt" style:font-size-complex="12pt"/>
    </style:style>
    <style:style style:name="ce42" style:family="table-cell" style:parent-style-name="Default" style:data-style-name="N0">
      <style:table-cell-properties fo:background-color="#666666" fo:wrap-option="wrap" fo:border="0.06pt solid #000000" style:vertical-align="automatic"/>
      <style:text-properties style:font-name="Calibri1" fo:font-size="12pt" style:font-size-asian="12pt" style:font-size-complex="12pt"/>
    </style:style>
    <style:style style:name="ce43" style:family="table-cell" style:parent-style-name="Default" style:data-style-name="N0">
      <style:table-cell-properties fo:background-color="#e0c2cd" fo:wrap-option="wrap" fo:border="0.06pt solid #000000" style:vertical-align="automatic"/>
      <style:text-properties style:font-name="Calibri1" fo:font-size="12pt" style:font-size-asian="12pt" style:font-size-complex="12pt"/>
    </style:style>
    <style:style style:name="ce44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style:font-name="Calibri1" fo:font-size="12pt" style:font-size-asian="12pt" style:font-size-complex="12pt"/>
    </style:style>
    <style:style style:name="ce88" style:family="table-cell" style:parent-style-name="Default" style:data-style-name="N0">
      <style:table-cell-properties fo:background-color="#666666" fo:wrap-option="wrap" fo:border="0.06pt solid #000000" style:vertical-align="automatic"/>
      <style:text-properties style:font-name="Calibri1" fo:font-size="11pt" style:font-size-asian="11pt" style:font-size-complex="11pt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style:font-name="Calibri1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28ff" style:font-name="Calibri1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28ff" style:font-name="Calibri1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0">
      <style:text-properties fo:color="#0028ff" style:font-name="Calibri1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able-cell-properties fo:background-color="transparent"/>
      <style:text-properties style:font-name="Calibri1" fo:font-size="12pt" style:font-size-asian="12pt" style:font-size-complex="12pt"/>
    </style:style>
    <style:style style:name="ce95" style:family="table-cell" style:parent-style-name="Default" style:data-style-name="N0"/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97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2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3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6" style:family="table-cell" style:parent-style-name="Default">
      <style:table-cell-properties fo:background-color="#6666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107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9" style:family="table-cell" style:parent-style-name="Default">
      <style:table-cell-properties fo:border-bottom="none" fo:background-color="#00a93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10" style:family="table-cell" style:parent-style-name="Default">
      <style:text-properties fo:font-size="12pt" style:font-size-asian="12pt" style:font-size-complex="12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12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13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14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15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16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17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18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2" fo:font-size="11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19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28ff" style:text-outline="false" style:text-line-through-style="none" style:text-line-through-type="none" style:font-name="Calibri2" fo:font-size="13pt" fo:font-style="normal" fo:text-shadow="none" style:text-underline-style="none" fo:font-weight="bold" style:font-size-asian="13pt" style:font-style-asian="normal" style:font-weight-asian="bold" style:font-name-complex="Calibri2" style:font-size-complex="13pt" style:font-style-complex="normal" style:font-weight-complex="bold"/>
    </style:style>
    <style:style style:name="ce12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7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2" fo:font-size="13pt" fo:font-style="normal" fo:text-shadow="none" style:text-underline-style="none" fo:font-weight="bold" style:font-size-asian="13pt" style:font-style-asian="normal" style:font-weight-asian="bold" style:font-name-complex="Calibri2" style:font-size-complex="13pt" style:font-style-complex="normal" style:font-weight-complex="bold"/>
    </style:style>
    <style:style style:name="ce12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3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3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>
      <style:table-cell-properties fo:background-color="transparent"/>
    </style:style>
    <style:style style:name="ce1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 style:data-style-name="N0">
      <style:table-cell-properties fo:border-bottom="none" fo:background-color="#ffd7d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 style:data-style-name="N0"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 style:data-style-name="N0">
      <style:table-cell-properties fo:border-bottom="none" fo:background-color="#e8f2a1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 style:data-style-name="N0">
      <style:table-cell-properties fo:border-bottom="none" fo:background-color="#e0c2cd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 style:data-style-name="N0">
      <style:table-cell-properties fo:border-bottom="none" fo:background-color="#00b05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Default" style:data-style-name="N0">
      <style:table-cell-properties fo:background-color="#ffd7d7" fo:wrap-option="wrap" fo:border="0.06pt solid #000000" style:vertical-align="automatic"/>
      <style:text-properties fo:font-size="12pt" style:font-size-asian="12pt" style:font-size-complex="12pt"/>
    </style:style>
    <style:style style:name="ce143" style:family="table-cell" style:parent-style-name="Default" style:data-style-name="N0">
      <style:table-cell-properties fo:background-color="#ffd7d7" fo:border="0.06pt solid #000000"/>
      <style:text-properties fo:font-size="12pt" style:font-size-asian="12pt" style:font-size-complex="12pt"/>
    </style:style>
    <style:style style:name="ce144" style:family="table-cell" style:parent-style-name="Default" style:data-style-name="N0">
      <style:table-cell-properties fo:background-color="#b4c7dc" fo:wrap-option="wrap" fo:border="0.06pt solid #000000" style:vertical-align="automatic"/>
      <style:text-properties fo:font-size="12pt" style:font-size-asian="12pt" style:font-size-complex="12pt"/>
    </style:style>
    <style:style style:name="ce145" style:family="table-cell" style:parent-style-name="Default" style:data-style-name="N0">
      <style:table-cell-properties fo:background-color="#e8f2a1" fo:wrap-option="wrap" fo:border="0.06pt solid #000000" style:vertical-align="automatic"/>
      <style:text-properties fo:font-size="12pt" style:font-size-asian="12pt" style:font-size-complex="12pt"/>
    </style:style>
    <style:style style:name="ce146" style:family="table-cell" style:parent-style-name="Default" style:data-style-name="N0">
      <style:table-cell-properties fo:background-color="#e0c2cd" fo:wrap-option="wrap" fo:border="0.06pt solid #000000" style:vertical-align="automatic"/>
      <style:text-properties fo:font-size="12pt" style:font-size-asian="12pt" style:font-size-complex="12pt"/>
    </style:style>
    <style:style style:name="ce147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fo:font-size="12pt" style:font-size-asian="12pt" style:font-size-complex="12pt"/>
    </style:style>
    <style:style style:name="ce148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style:font-name="Calibri11" fo:font-size="12pt" style:font-name-asian="Calibri11" style:font-size-asian="12pt" style:font-name-complex="Calibri11" style:font-size-complex="12pt"/>
    </style:style>
    <style:style style:name="ce149" style:family="table-cell" style:parent-style-name="Default" style:data-style-name="N0">
      <style:table-cell-properties fo:background-color="#00a933" fo:wrap-option="wrap" fo:border="0.06pt solid #000000" style:vertical-align="automatic"/>
      <style:text-properties fo:color="#ffffff" fo:font-size="12pt" style:font-size-asian="12pt" style:font-size-complex="12pt"/>
    </style:style>
    <style:style style:name="ce151" style:family="table-cell" style:parent-style-name="Default" style:data-style-name="N0">
      <style:table-cell-properties fo:background-color="transparent" fo:wrap-option="wrap" fo:border="0.06pt solid #000000" style:vertical-align="automatic"/>
      <style:text-properties fo:color="#ffffff" fo:font-size="12pt" style:font-size-asian="12pt" style:font-size-complex="12pt"/>
    </style:style>
    <style:style style:name="ce152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/>
    </style:style>
    <style:style style:name="ce154" style:family="table-cell" style:parent-style-name="Default" style:data-style-name="N0">
      <style:table-cell-properties fo:background-color="transparent" fo:border="0.06pt solid #000000"/>
    </style:style>
    <style:style style:name="ce182" style:family="table-cell" style:parent-style-name="Default" style:data-style-name="N0">
      <style:table-cell-properties fo:background-color="#81d41a" fo:wrap-option="wrap" fo:border="0.06pt solid #000000" style:vertical-align="automatic"/>
      <style:text-properties fo:color="#fff5ce" fo:font-size="12pt" fo:font-weight="bold" style:font-size-asian="12pt" style:font-weight-asian="bold" style:font-size-complex="12pt" style:font-weight-complex="bold"/>
    </style:style>
    <style:style style:name="ce203" style:family="table-cell" style:parent-style-name="Default" style:data-style-name="N0">
      <style:table-cell-properties fo:background-color="#81d41a" fo:wrap-option="wrap" fo:border="0.06pt solid #000000" style:vertical-align="automatic"/>
      <style:text-properties fo:font-size="12pt" style:font-size-asian="12pt" style:font-size-complex="12pt"/>
    </style:style>
    <style:style style:name="ce2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28ff" fo:font-size="13pt" fo:font-weight="bold" style:font-size-asian="13pt" style:font-weight-asian="bold" style:font-size-complex="13pt" style:font-weight-complex="bold"/>
    </style:style>
    <style:style style:name="ce208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28ff" fo:font-size="14pt" fo:font-weight="bold" style:font-size-asian="14pt" style:font-weight-asian="bold" style:font-size-complex="14pt" style:font-weight-complex="bold"/>
    </style:style>
    <style:style style:name="ce209" style:family="table-cell" style:parent-style-name="Default" style:data-style-name="N0">
      <style:text-properties fo:color="#0028ff" fo:font-size="14pt" fo:font-weight="bold" style:font-size-asian="14pt" style:font-weight-asian="bold" style:font-size-complex="14pt" style:font-weight-complex="bold"/>
    </style:style>
    <style:style style:name="ce2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size="13pt" fo:font-weight="bold" style:font-size-asian="13pt" style:font-weight-asian="bold" style:font-size-complex="13pt" style:font-weight-complex="bold"/>
    </style:style>
    <style:style style:name="ce21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12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T52" style:family="text">
      <style:text-properties style:text-underline-style="solid" style:text-underline-width="auto" style:text-underline-color="font-color"/>
    </style:style>
    <style:style style:name="T188" style:family="text">
      <style:text-properties fo:color="#ff0000" loext:opacity="100%" style:text-underline-style="solid" style:text-underline-width="auto" style:text-underline-color="font-color"/>
    </style:style>
    <style:style style:name="T189" style:family="text">
      <style:text-properties fo:color="#ff0000" loext:opacity="100%"/>
    </style:style>
    <style:style style:name="T190" style:family="text">
      <style:text-properties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color="#ff0000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color="#ffff00" loext:opacity="100%"/>
    </style:style>
    <style:style style:name="T187" style:family="text">
      <style:text-properties style:text-outline="false" style:text-line-through-style="none" style:text-line-through-type="none" style:text-position="0% 100%" style:font-name="Calibri2" fo:font-style="normal" fo:text-shadow="none" style:text-underline-style="none" fo:font-weight="bold" style:font-size-asian="15pt" style:font-style-asian="normal" style:font-weight-asian="bold" style:font-name-complex="Calibri2" style:font-size-complex="15pt" style:font-style-complex="normal" style:font-weight-complex="bold"/>
    </style:style>
    <style:style style:name="T192" style:family="text">
      <style:text-properties fo:color="#ff8000" loext:opacity="100%"/>
    </style:style>
    <style:style style:name="T193" style:family="text">
      <style:text-properties style:text-outline="false" style:text-line-through-style="none" style:text-line-through-type="none" style:font-name="Calibri2" fo:font-size="12pt" fo:language="pt" fo:country="BR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Calibri2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T194" style:family="text">
      <style:text-properties fo:color="#ffff38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Calibri2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T195" style:family="text">
      <style:text-properties fo:color="#ffff38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Calibri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color="#ffff38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color="#ffff38" loext:opacity="100%"/>
    </style:style>
    <style:style style:name="T198" style:family="text">
      <style:text-properties fo:color="#ffff38" loext:opacity="100%" fo:font-weight="bold" style:font-weight-asian="bold" style:font-weight-complex="bold"/>
    </style:style>
    <style:style style:name="T199" style:family="text">
      <style:text-properties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Calibri2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color="#ffff38" loext:opacity="100%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Calibri2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color="#ffff38" loext:opacity="100%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Mangal" style:font-size-asian="14pt" style:language-asian="hi" style:country-asian="IN" style:font-style-asian="normal" style:font-weight-asian="normal" style:font-name-complex="Calibri2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color="#ffff38" loext:opacity="100%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weight="normal" style:font-weight-asian="normal" style:font-weight-complex="normal"/>
    </style:style>
    <style:style style:name="T203" style:family="text">
      <style:text-properties fo:color="#ffff00" loext:opacity="100%" fo:font-weight="normal" style:font-weight-asian="normal" style:font-weight-complex="normal"/>
    </style:style>
    <style:style style:name="T204" style:family="text">
      <style:text-properties fo:color="#ffff00" loext:opacity="100%" style:text-underline-style="none" fo:font-weight="normal" style:font-weight-asian="normal" style:font-weight-complex="normal"/>
    </style:style>
    <style:style style:name="T205" style:family="text">
      <style:text-properties fo:color="#ffff00" loext:opacity="100%" style:font-name="Mono1"/>
    </style:style>
    <style:style style:name="T206" style:family="text">
      <style:text-properties fo:color="#ffff38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color="#ffffff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color="#ffffff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color="#ffff00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color="#ffff00" loext:opacity="100%" fo:font-weight="normal" style:font-weight-asian="normal" style:font-weight-complex="normal"/>
    </style:style>
    <style:style style:name="T211" style:family="text">
      <style:text-properties fo:color="#ffff00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Calibri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12" style:family="text">
      <style:text-properties fo:color="#ffff00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color="#ffffff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color="#ffff00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color="#ffff00" loext:opacity="100%" fo:font-weight="bold" style:font-weight-asian="bold" style:font-weight-complex="bold"/>
    </style:style>
    <style:style style:name="T216" style:family="text">
      <style:text-properties fo:color="#ffffff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color="#ffff00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color="#ffff00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19" style:family="text">
      <style:text-properties fo:color="#ffffff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color="#ff6d6d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21" style:family="text">
      <style:text-properties fo:color="#ffff00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color="#ffff00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color="#ffff00" loext:opacity="100%" style:text-outline="false" style:text-line-through-style="none" style:text-line-through-type="none" style:font-name="Calibri2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color="#ffff00" loext:opacity="100%" style:text-outline="false" style:text-line-through-style="none" style:text-line-through-type="none" style:font-name="Calibri2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color="#ffff00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color="#ffff00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27" style:family="text">
      <style:text-properties fo:color="#ff6d6d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28" style:family="text">
      <style:text-properties fo:color="#ffffff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color="#ffff00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color="#ffff00" loext:opacity="100%" style:text-outline="false" style:text-line-through-style="none" style:text-line-through-type="none" style:font-name="Mon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color="#ffff00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color="#ffff00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color="#ffff00" loext:opacity="100%" style:text-outline="false" style:text-line-through-style="none" style:text-line-through-type="none" style:font-name="Mono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color="#000000" loext:opacity="100%" style:text-outline="false" style:text-line-through-style="none" style:text-line-through-type="none" fo:font-size="11pt" fo:font-style="normal" fo:text-shadow="none" style:text-underline-style="solid" style:text-underline-width="auto" style:text-underline-color="font-color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8" style:family="text">
      <style:text-properties fo:color="#ff0000" loext:opacity="100%" style:text-outline="false" style:text-line-through-style="none" style:text-line-through-type="none" fo:font-size="11pt" fo:font-style="normal" fo:text-shadow="none" style:text-underline-style="solid" style:text-underline-width="auto" style:text-underline-color="font-color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9" style:family="text">
      <style:text-properties fo:color="#ff0000" loext:opacity="100%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2" style:family="text">
      <style:text-properties fo:color="#ff0000" loext:opacity="100%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0" style:family="text">
      <style:text-properties fo:color="#ff0000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41" style:family="text">
      <style:text-properties fo:color="#ff0000" loext:opacity="100%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6" style:family="text">
      <style:text-properties fo:color="#000000" loext:opacity="100%" style:text-outline="false" style:text-line-through-style="none" style:text-line-through-type="none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66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35" style:family="text">
      <style:text-properties fo:color="#ffff38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36" style:family="text">
      <style:text-properties fo:color="#ffff38" loext:opacity="100%" style:text-outline="false" style:text-line-through-style="none" style:text-line-through-type="none" fo:font-size="12pt" fo:font-style="normal" fo:text-shadow="none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237" style:family="text">
      <style:text-properties fo:color="#ffff38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53" style:family="text">
      <style:text-properties fo:color="#ffff38" loext:opacity="100%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4" style:family="text">
      <style:text-properties fo:color="#ffff38" loext:opacity="100%" style:text-outline="false" style:text-line-through-style="none" style:text-line-through-type="none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55" style:family="text">
      <style:text-properties fo:color="#ffff38" loext:opacity="100%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6" style:family="text">
      <style:text-properties fo:color="#ffff38" loext:opacity="100%" style:text-outline="false" style:text-line-through-style="none" style:text-line-through-type="none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43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1" style:family="text">
      <style:text-properties fo:color="#ffff00" loext:opacity="100%" style:text-outline="false" style:text-line-through-style="none" style:text-line-through-type="none" style:font-name="Mono" fo:font-size="11pt" fo:font-style="normal" fo:text-shadow="none" style:text-underline-style="none" fo:font-weight="normal" style:font-name-asian="Mono" style:font-size-asian="11pt" style:font-style-asian="normal" style:font-weight-asian="normal" style:font-name-complex="Mono" style:font-size-complex="11pt" style:font-style-complex="normal" style:font-weight-complex="normal"/>
    </style:style>
    <style:style style:name="T162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2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38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239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72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73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40" style:family="text">
      <style:text-properties fo:color="#ff6d6d" loext:opacity="100%" style:text-outline="false" style:text-line-through-style="none" style:text-line-through-type="none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41" style:family="text">
      <style:text-properties fo:color="#ff6d6d" loext:opacity="100%" style:text-outline="false" style:text-line-through-style="none" style:text-line-through-type="none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42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43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44" style:family="text">
      <style:text-properties fo:color="#ff6d6d" loext:opacity="100%" style:text-outline="false" style:text-line-through-style="none" style:text-line-through-type="none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65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45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46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48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49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50" style:family="text">
      <style:text-properties fo:color="#ffff00" loext:opacity="100%" style:text-outline="false" style:text-line-through-style="none" style:text-line-through-type="none" style:font-name="Mono" fo:font-size="11pt" fo:font-style="normal" fo:text-shadow="none" style:text-underline-style="none" fo:font-weight="normal" style:font-name-asian="Mono" style:font-size-asian="11pt" style:font-style-asian="normal" style:font-weight-asian="normal" style:font-name-complex="Mono" style:font-size-complex="11pt" style:font-style-complex="normal" style:font-weight-complex="normal"/>
    </style:style>
    <style:style style:name="T251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0" style:family="text">
      <style:text-properties fo:color="#000000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91" style:family="text">
      <style:text-properties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0000"/>
    </style:style>
    <style:style style:name="T92" style:family="text">
      <style:text-properties fo:font-size="11pt" fo:font-weight="normal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0000" style:text-underline-style="none" style:text-underline-color="font-color"/>
    </style:style>
    <style:style style:name="T93" style:family="text">
      <style:text-properties fo:color="#ff0000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94" style:family="text">
      <style:text-properties fo:color="#ff0000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weight-asian="normal" style:font-weight-complex="normal" style:font-style-asian="normal" style:font-style-complex="normal" fo:font-size="11pt" style:font-size-asian="11pt" style:font-size-complex="11pt"/>
    </style:style>
    <style:style style:name="T95" style:family="text">
      <style:text-properties fo:color="#ff0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96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97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8000"/>
    </style:style>
    <style:style style:name="T98" style:family="text">
      <style:text-properties fo:color="#ff8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99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00" style:family="text">
      <style:text-properties fo:color="#ffff00"/>
    </style:style>
    <style:style style:name="T101" style:family="text">
      <style:text-properties fo:color="#ffffff"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103" style:family="text">
      <style:text-properties fo:color="#ffff38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104" style:family="text">
      <style:text-properties fo:color="#ffff38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bold" style:font-weight-asian="bold" style:font-weight-complex="bold"/>
    </style:style>
    <style:style style:name="T105" style:family="text">
      <style:text-properties fo:color="#ffff38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/>
    </style:style>
    <style:style style:name="T106" style:family="text">
      <style:text-properties fo:color="#ffff38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07" style:family="text">
      <style:text-properties fo:color="#ffff38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08" style:family="text">
      <style:text-properties fo:color="#ffff38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109" style:family="text">
      <style:text-properties fo:color="#ffff38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110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11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ff00"/>
    </style:style>
    <style:style style:name="T112" style:family="text">
      <style:text-properties fo:color="#ffff38"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size="11pt" fo:font-weight="bold" style:font-size-asian="11pt" style:font-size-complex="11pt" style:font-weight-asian="bold" style:font-weight-complex="bold"/>
    </style:style>
    <style:style style:name="T113" style:family="text">
      <style:text-properties fo:color="#ffff38"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size="11pt" style:font-size-asian="11pt" style:font-size-complex="11pt" fo:font-weight="normal" style:font-weight-asian="normal" style:font-weight-complex="normal"/>
    </style:style>
    <style:style style:name="T114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="Mono" style:font-name-asian="Mono" style:font-name-complex="Mono"/>
    </style:style>
    <style:style style:name="T115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-asian="Calibri" style:font-name-complex="Calibri"/>
    </style:style>
    <style:style style:name="T11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ffffff"/>
    </style:style>
    <style:style style:name="T117" style:family="text">
      <style:text-properties fo:color="#ffffff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11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ffff00"/>
    </style:style>
    <style:style style:name="T11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120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00" fo:font-weight="bold" style:font-weight-asian="bold" style:font-weight-complex="bold"/>
    </style:style>
    <style:style style:name="T121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00" fo:font-weight="normal" style:font-weight-asian="normal" style:font-weight-complex="normal"/>
    </style:style>
    <style:style style:name="T122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 fo:color="#ffffff"/>
    </style:style>
    <style:style style:name="T123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 fo:color="#000000"/>
    </style:style>
    <style:style style:name="T124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 fo:color="#ffff00"/>
    </style:style>
    <style:style style:name="T125" style:family="text">
      <style:text-properties fo:color="#ffff00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126" style:family="text">
      <style:text-properties fo:color="#ffff00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127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weight-asian="normal" style:font-weight-complex="normal" style:font-style-asian="normal" style:font-style-complex="normal"/>
    </style:style>
    <style:style style:name="T128" style:family="text">
      <style:text-properties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weight-asian="normal" style:font-weight-complex="normal" style:font-style-asian="normal" style:font-style-complex="normal" fo:color="#ffff00"/>
    </style:style>
    <style:style style:name="T129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ff00" fo:font-weight="bold" style:font-weight-asian="bold" style:font-weight-complex="bold"/>
    </style:style>
    <style:style style:name="T130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ffff" fo:font-weight="normal" style:font-weight-asian="normal" style:font-weight-complex="normal"/>
    </style:style>
    <style:style style:name="T131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6d6d" fo:font-weight="bold" style:font-weight-asian="bold" style:font-weight-complex="bold"/>
    </style:style>
    <style:style style:name="T132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weight="normal" style:font-weight-asian="normal" style:font-weight-complex="normal" fo:color="#ffff00"/>
    </style:style>
    <style:style style:name="T133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ff00" fo:font-weight="normal" style:font-weight-asian="normal" style:font-weight-complex="normal"/>
    </style:style>
    <style:style style:name="T134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weight="bold" style:font-weight-asian="bold" style:font-weight-complex="bold" fo:color="#ff6d6d"/>
    </style:style>
    <style:style style:name="T135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136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/>
    </style:style>
    <style:style style:name="T144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" style:font-name-complex="Calibri"/>
    </style:style>
    <style:style style:name="T145" style:family="text">
      <style:text-properties fo:color="#ffff00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style:font-name="Mono" fo:font-size="11pt" style:font-name-asian="Mono" style:font-name-complex="Mono" style:font-size-asian="11pt" style:font-size-complex="11pt"/>
    </style:style>
    <style:style style:name="T148" style:family="text">
      <style:text-properties fo:color="#ffff00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font-size="11pt" style:font-size-asian="11pt" style:font-size-complex="11pt" style:font-name-asian="Calibri" style:font-name-complex="Calibri"/>
    </style:style>
    <style:style style:name="T149" style:family="text">
      <style:text-properties style:font-name="Calibri2" fo:font-weight="bold" style:text-underline-style="none" style:text-underline-color="font-color" style:text-line-through-type="none" fo:font-style="normal" style:text-outline="false" fo:text-shadow="none" style:text-position="0% 100%" style:font-name-complex="Calibri2" style:font-size-asian="15pt" style:font-size-complex="15pt" style:font-weight-asian="bold" style:font-weight-complex="bold" style:font-style-asian="normal" style:font-style-complex="normal"/>
    </style:style>
    <style:style style:name="T150" style:family="text">
      <style:text-properties style:text-underline-style="solid" style:text-underline-width="auto" style:text-underline-color="font-color" fo:color="#ff0000"/>
    </style:style>
    <style:style style:name="T151" style:family="text">
      <style:text-properties fo:color="#ff0000"/>
    </style:style>
    <style:style style:name="T152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7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158" style:family="text">
      <style:text-properties fo:color="#ff8000"/>
    </style:style>
    <style:style style:name="T159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160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38"/>
    </style:style>
    <style:style style:name="T163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bold" style:font-weight-asian="bold" style:font-weight-complex="bold"/>
    </style:style>
    <style:style style:name="T164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normal" style:font-weight-asian="normal" style:font-weight-complex="normal"/>
    </style:style>
    <style:style style:name="T167" style:family="text">
      <style:text-properties fo:color="#ffff38"/>
    </style:style>
    <style:style style:name="T168" style:family="text">
      <style:text-properties fo:color="#ffff38" fo:font-weight="bold" style:font-weight-asian="bold" style:font-weight-complex="bold"/>
    </style:style>
    <style:style style:name="T16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2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2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17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2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hi" style:country-asian="IN" style:font-name-asian="Mangal" style:font-size-asian="14pt" style:font-size-complex="14pt"/>
    </style:style>
    <style:style style:name="T17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2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zh" style:country-asian="CN" style:font-name-asian="Microsoft YaHei" style:font-size-asian="12pt" style:font-size-complex="12pt"/>
    </style:style>
    <style:style style:name="T175" style:family="text">
      <style:text-properties fo:font-weight="normal" style:font-weight-asian="normal" style:font-weight-complex="normal" fo:color="#ffff00"/>
    </style:style>
    <style:style style:name="T176" style:family="text">
      <style:text-properties fo:font-weight="normal" style:font-weight-asian="normal" style:font-weight-complex="normal" fo:color="#ffff00" style:text-underline-style="none" style:text-underline-color="font-color"/>
    </style:style>
    <style:style style:name="T177" style:family="text">
      <style:text-properties fo:color="#ffff00" style:font-name="Mono1"/>
    </style:style>
    <style:style style:name="T178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179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180" style:family="text">
      <style:text-properties fo:color="#ffffff"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1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183" style:family="text">
      <style:text-properties fo:color="#ffff00" fo:font-weight="normal" style:font-weight-asian="normal" style:font-weight-complex="normal"/>
    </style:style>
    <style:style style:name="T184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185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186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ff"/>
    </style:style>
    <style:style style:name="T252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253" style:family="text">
      <style:text-properties fo:color="#ffff00" fo:font-weight="bold" style:font-weight-asian="bold" style:font-weight-complex="bold"/>
    </style:style>
    <style:style style:name="T254" style:family="text">
      <style:text-properties fo:color="#ffffff" style:font-name="Calibri2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5" style:family="text">
      <style:text-properties style:font-name="Calibri2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256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257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color="#ffffff" fo:font-weight="normal" style:font-weight-asian="normal" style:font-weight-complex="normal"/>
    </style:style>
    <style:style style:name="T258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color="#ff6d6d" fo:font-weight="bold" style:font-weight-asian="bold" style:font-weight-complex="bold"/>
    </style:style>
    <style:style style:name="T259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260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261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style:font-size-asian="12pt" style:font-size-complex="12pt"/>
    </style:style>
    <style:style style:name="T262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0pt" style:font-size-asian="10pt" style:font-size-complex="10pt"/>
    </style:style>
    <style:style style:name="T263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1pt" style:font-size-asian="11pt" style:font-size-complex="11pt"/>
    </style:style>
    <style:style style:name="T264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color="#ffff00" fo:font-size="11pt" style:font-size-asian="11pt" style:font-size-complex="11pt" fo:font-weight="bold" style:font-weight-asian="bold" style:font-weight-complex="bold"/>
    </style:style>
    <style:style style:name="T265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bold" style:font-weight-asian="bold" style:font-weight-complex="bold" fo:color="#ff6d6d"/>
    </style:style>
    <style:style style:name="T266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font-size="11pt" style:font-size-asian="11pt" style:font-size-complex="11pt" fo:color="#ffffff" fo:font-weight="normal" style:font-weight-asian="normal" style:font-weight-complex="normal"/>
    </style:style>
    <style:style style:name="T267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normal" style:font-weight-asian="normal" style:font-weight-complex="normal" fo:color="#ffff00"/>
    </style:style>
    <style:style style:name="T26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26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Calibri2"/>
    </style:style>
    <style:style style:name="T27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2"/>
    </style:style>
    <style:style style:name="T27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2" fo:color="#ffff00"/>
    </style:style>
    <style:style style:name="T27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1"/>
    </style:style>
    <style:style style:name="T27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ffff38"/>
    </style:style>
    <style:style style:name="T274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38" fo:font-weight="bold" style:font-weight-asian="bold" style:font-weight-complex="bold"/>
    </style:style>
    <style:style style:name="T275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38" fo:font-weight="normal" style:font-weight-asian="normal" style:font-weight-complex="normal"/>
    </style:style>
    <style:style style:name="T276" style:family="text">
      <style:text-properties fo:color="#ffff00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bold" style:font-weight-asian="bold" style:font-weight-complex="bold"/>
    </style:style>
    <style:style style:name="T277" style:family="text">
      <style:text-properties fo:color="#ffff00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/>
    </style:style>
    <style:style style:name="T278" style:family="text">
      <style:text-properties fo:color="#ff6d6d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79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color="#ff6d6d" fo:font-weight="bold" style:font-weight-asian="bold" style:font-weight-complex="bold"/>
    </style:style>
    <style:style style:name="T280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color="#ffff00" fo:font-weight="normal" style:font-weight-asian="normal" style:font-weight-complex="normal"/>
    </style:style>
    <style:style style:name="T281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color="#ffff00" fo:font-weight="bold" style:font-weight-asian="bold" style:font-weight-complex="bold"/>
    </style:style>
    <style:style style:name="T282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bold" style:font-weight-asian="bold" style:font-weight-complex="bold" fo:color="#ff6d6d"/>
    </style:style>
    <style:style style:name="T28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000000"/>
    </style:style>
    <style:style style:name="T28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fo:color="#ffff00"/>
    </style:style>
    <style:style style:name="T28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fo:color="#ffff00" style:font-name-asian="Calibri" style:font-name-complex="Calibri"/>
    </style:style>
    <style:style style:name="T28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" style:font-name-complex="Calibri" fo:color="#000000"/>
    </style:style>
    <style:style style:name="T28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" style:font-name-complex="Calibri" fo:color="#ffff00"/>
    </style:style>
    <style:style style:name="T288" style:family="text">
      <style:text-properties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color="#ffff00" style:font-name="Mono" fo:font-size="11pt" style:font-name-asian="Mono" style:font-name-complex="Mono" style:font-size-asian="11pt" style:font-size-complex="11pt"/>
    </style:style>
    <style:style style:name="T289" style:family="text">
      <style:text-properties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color="#ffff00" fo:font-size="11pt" style:font-size-asian="11pt" style:font-size-complex="11pt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mae_2024" table:style-name="ta4">
        <table:table-column table:style-name="co1" table:default-cell-style-name="ce78"/>
        <table:table-column table:style-name="co16" table:default-cell-style-name="ce78"/>
        <table:table-column table:style-name="co17" table:default-cell-style-name="ce48"/>
        <table:table-column table:style-name="co4" table:default-cell-style-name="ce78"/>
        <table:table-column table:style-name="co5" table:number-columns-repeated="1020" table:default-cell-style-name="ce78"/>
        <table:table-row table:style-name="ro1">
          <table:table-cell table:style-name="ce21" office:value-type="string" calcext:value-type="string">
            <text:p>Matéria</text:p>
          </table:table-cell>
          <table:table-cell table:style-name="ce21" office:value-type="string" calcext:value-type="string">
            <text:p>Conteúdo</text:p>
          </table:table-cell>
          <table:table-cell table:style-name="ce46" office:value-type="string" calcext:value-type="string">
            <text:p>ESTUDO</text:p>
          </table:table-cell>
          <table:table-cell table:style-name="ce45" office:value-type="string" calcext:value-type="string">
            <text:p>REVISÃO</text:p>
          </table:table-cell>
          <table:table-cell table:style-name="ce21" table:number-columns-repeated="1020"/>
        </table:table-row>
        <table:table-row table:style-name="ro2">
          <table:table-cell table:style-name="ce34" office:value-type="string" calcext:value-type="string" table:number-columns-spanned="1" table:number-rows-spanned="9">
            <text:p>LÍNGUA PORTUGUESA</text:p>
          </table:table-cell>
          <table:table-cell table:style-name="ce39" office:value-type="string" calcext:value-type="string">
            <text:p>1 Leitura e interpretação de <text:span text:style-name="T90">diversos</text:span><text:span text:style-name="T91"> tipos de textos</text:span><text:span text:style-name="T92"> </text:span>(literários e não literários).</text:p>
          </table:table-cell>
          <table:table-cell table:number-columns-repeated="2" table:style-name="ce4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2 Sinônimos e antônim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3 Sentido próprio e figurado das palavras<text:span text:style-name="T93"> (conotativo ou </text:span><text:span text:style-name="T94">denotativo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4 Pontuação <text:span text:style-name="T95">(Quando usar e não usar a vírgula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5 Classes de palavras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0" office:value-type="string" calcext:value-type="string">
            <text:p>6 Concordância nominal e verbal.<text:span text:style-name="T95"> (flexão de gênero, número e/ou pessoa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7 Regências nominal e verbal. <text:span text:style-name="T93">(uso de preposições / </text:span><text:span text:style-name="T94">VTD ou VTI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8 Colocação pronominal<text:span text:style-name="T95"> (próclise, ênclise e mesóclise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0" office:value-type="string" calcext:value-type="string">
            <text:p>9 Crase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table-cell table:style-name="ce36" office:value-type="string" calcext:value-type="string" table:number-columns-spanned="1" table:number-rows-spanned="13">
            <text:p>MATEMÁTICA</text:p>
          </table:table-cell>
          <table:table-cell table:style-name="ce41" office:value-type="string" calcext:value-type="string">
            <text:p>Adição, subtração, multiplicação, divisão, potenciação ou radiciação com números racionais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Representações fracionária ou decimal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Mínimo múltiplo comum (MMC)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Máximo divisor comum (MDC)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Porcentagem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azão e proporçã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egra de três simples ou composta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Sistema de equações do 1º grau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Equações do 2º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Grandezas e medidas – quantidade, tempo, comprimento, superfície, capacidade e massa <text:span text:style-name="T96">1m3 = 1000litro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elação entre grandezas – tabela ou gráfic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Tratamento da informação – média aritmética simples</text:p>
          </table:table-cell>
          <table:table-cell table:style-name="ce47" table:number-columns-repeated="2"/>
          <table:table-cell table:number-columns-repeated="1020"/>
        </table:table-row>
        <table:table-row table:style-name="ro3">
          <table:covered-table-cell/>
          <table:table-cell table:style-name="ce41" office:value-type="string" calcext:value-type="string">
            <text:p>Noções de Geometria – forma, ângulos, área, perímetro, volume, Teoremas de Pitágoras ou de Tales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table-cell table:style-name="ce37" office:value-type="string" calcext:value-type="string" table:number-columns-spanned="1" table:number-rows-spanned="6">
            <text:p>RACIOCÍNIO LÓGICO</text:p>
          </table:table-cell>
          <table:table-cell table:style-name="ce42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</text:p>
          </table:table-cell>
          <table:table-cell table:style-name="ce42" table:number-columns-repeated="2"/>
          <table:table-cell table:style-name="ce49"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Estruturas lógicas<text:span text:style-name="T96"> </text:span><text:span text:style-name="T97">(tabela do sim ou não)</text:span></text:p>
          </table:table-cell>
          <table:table-cell table:style-name="ce47" table:number-columns-repeated="2"/>
          <table:table-cell table:style-name="ce49"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lógicas de argumentação<text:span text:style-name="T98"> equivalência(=): p→q = q ou ~p = ~q → ~p negativa(~): p e ~q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Diagramas lógicos <text:span text:style-name="T98">Diagrama de Venn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Sequências <text:span text:style-name="T98">investigue a soma das diferença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Operação com conjuntos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table-cell table:style-name="ce38" office:value-type="string" calcext:value-type="string" table:number-columns-spanned="1" table:number-rows-spanned="71">
            <text:p>ESPECÍFICOS</text:p>
          </table:table-cell>
          <table:table-cell table:style-name="ce44" office:value-type="string" calcext:value-type="string">
            <text:p><text:span text:style-name="T99">Engenharia de Software</text:span>: ciclo de vida do software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gerenciamento de processos de negócio<text:span text:style-name="T100"> (BPM – Business Process Management)</text:span>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modelagem de process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técnicas de análise de processo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desenho e melhoria de process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integração de process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99">Engenharia de requisitos</text:span>: técnicas de elicitação de requisit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gerenciamento de requisit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especificação de requisit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técnicas de validação de requisit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99">Engenharia de usabilidade</text:span>: conceitos básicos e aplicações, critéri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recomendações e guias de estil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análise de requisitos de usabilidade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métodos para avaliação de usabilidade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99">Metodologias de desenvolvimento de software</text:span>: padrões de projeto, processo unificado <text:span text:style-name="T100">(RUP)</text:span>, metodologias ágei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métricas e estimativas de software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qualidade de software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análise por pontos de função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análise e projeto orientados a objetos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99">UML 2.2</text:span>: visão geral, modelos e diagramas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99">Bancos de dados</text:span>: conceitos gerai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1">sistema gerenciador de banco de dados (SGBD): MySQL, PostgreSQL </text:span><text:span text:style-name="T102">ler caderno!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técnicas de análise de desempenho e otimização de consultas SQL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Gestão e Governança de TI: gerenciamento de projetos – <text:span text:style-name="T99">PMBOK</text:span> 4ª edição: projetos e a organização, escritórios de projetos: modelos e características, processos, grupos de processos e áreas de conheciment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Gerenciamento de serviços – <text:span text:style-name="T99">ITIL</text:span> v3: conceitos básicos e objetivos, processos e funções de estratégia, desenho, transição e operação de serviços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governança de TI – <text:span text:style-name="T99">COBIT</text:span> 4.1: conceitos básicos e objetivos, requisitos da informação, recursos de tecnologia da informação, domínios, processos e objetivos de controle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qualidade de software – <text:span text:style-name="T99">CMMI</text:span> 1.2: conceitos básicos e objetivos, disciplinas e formas de representação, níveis de capacidade e maturidade, processos e categorias de processos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99">Desenvolvimento de Sistemas</text:span>: Ajax HTML 5, Javascript, BootStrap, Desenvolvimento Web PHP Orientado a Objetos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99">Framework</text:span>: Laravel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interoperabilidade de sistemas: SOA e <text:span text:style-name="T99">Web Service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99">Padrões</text:span>: XML, XSLT, UDDI, WSDL e Soap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99">segurança</text:span> no desenvolvimento: práticas de programação segura e revisão de código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controles e <text:span text:style-name="T99">testes</text:span> de segurança para aplicações web e Web Services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Algoritmos e estruturas de dados e objetos<text:span text:style-name="T103"> (</text:span><text:span text:style-name="T104">listas</text:span><text:span text:style-name="T105">: fila, pilha, lista encadeada circular – </text:span><text:span text:style-name="T104">árvore</text:span><text:span text:style-name="T105">, </text:span><text:span text:style-name="T104">hashtables</text:span><text:span text:style-name="T105">, </text:span><text:span text:style-name="T104">grafos</text:span><text:span text:style-name="T105">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Tipos de dados: elementares e estruturados<text:span text:style-name="T106"> (int, float, char, boolean – string, objeto, música, imagen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Estruturas de controle de fluxo: <text:span text:style-name="T107">Condicionais</text:span><text:span text:style-name="T108">(também chamadas de Estruturas de Seleção IF ELSE, SWITCH CASE) e de </text:span><text:span text:style-name="T109">Repetição</text:span><text:span text:style-name="T108">(WHILE, DO-WHILE, FOR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rogramação estruturada<text:span text:style-name="T103"> (Sequencial, Condicionais e Iterações) + (funções e procedimentos: criados para organização, compreensão, manutenção, reuso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110">Modularização </text:span><text:span text:style-name="T111">(Dividir o sistema em partes [classes, funções]. Facilita a detecção de erros, manutenção e reutilização do códig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coplamento entre módulos e coesão de módulos<text:span text:style-name="T103"> (o ideal é um sistema com</text:span><text:span text:style-name="T104"> Alta Coesão </text:span><text:span text:style-name="T105">e </text:span><text:span text:style-name="T112">Fraco Acoplamento</text:span><text:span text:style-name="T113"> para ter boa manutenibilidade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rocedimentos e sub-rotinas <text:span text:style-name="T96">(palavras-chave: </text:span><text:span text:style-name="T114">void</text:span><text:span text:style-name="T115"> / </text:span><text:span text:style-name="T114">return</text:span><text:span text:style-name="T115">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Chamadas por referência<text:span text:style-name="T103"> (aponta para o endereço de memória ‘&amp;’)</text:span><text:span text:style-name="T116"> e Chamadas por </text:span>valor <text:span text:style-name="T106">(só copia o dado para o parâmetr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rogramação por eventos<text:span text:style-name="T96"> (disparo de ações na mudança de estado, envio de mensagens ao manipular interfaces gráfica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<text:span text:style-name="T117">Programação orientada a objetos, classes, objetos, métodos, mensagens, herança, polimorfismo, sobrecarga,</text:span> interfaces e pacotes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117">tratamento de exceção</text:span><text:span text:style-name="T118"> (throw, try catch, finally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7">
          <table:covered-table-cell/>
          <table:table-cell table:style-name="ce42" office:value-type="string" calcext:value-type="string">
            <text:p>HTML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XM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Javascript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HP <text:span text:style-name="T96">(linguagem interpretada [não-compilada], dinâmica pois não exige declarar a variável antes de usá-la, e fracamente tipada: não exige declarar o tip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DHTML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#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JSP (Java Server Pages)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Servlets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SP.Net (Active Server Pages)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rquiteturas de componentes: Microsoft COM, .Net, J2EE.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L/SQ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JAX</text:p>
          </table:table-cell>
          <table:table-cell table:style-name="ce42" table:number-columns-repeated="2"/>
          <table:table-cell table:number-columns-repeated="1020"/>
        </table:table-row>
        <table:table-row table:style-name="ro18">
          <table:covered-table-cell/>
          <table:table-cell table:style-name="ce42" office:value-type="string" calcext:value-type="string">
            <text:p>CSS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rogramação Web: conceitos fundamentais, persistência<text:span text:style-name="T96">(WebStorage)</text:span>, camadas<text:span text:style-name="T96">(MVC)</text:span> e design patterns<text:span text:style-name="T96">(GoF: Cretional, Structural e Behavioral)</text:span>.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Web services usando REST<text:span text:style-name="T96">(design pattern/JSON)</text:span>, SOAP<text:span text:style-name="T96">(protocolo/XML)</text:span> e WebApi<text:span text:style-name="T96">(cliente/servidor)</text:span>: ModelagemUML e E-R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119">Noções sobre metodologias de análise, projeto e desenvolvimento de sistemas</text:span><text:span text:style-name="T116"> </text:span><text:span text:style-name="T118">(Agile/Scrum/XP)</text:span>, tecnologias web, frameworks de desenvolvimento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119">Modelagem UML</text:span><text:span text:style-name="T116"> </text:span><text:span text:style-name="T118">(diagramas </text:span><text:span text:style-name="T120">estruturais</text:span><text:span text:style-name="T121"> e </text:span><text:span text:style-name="T120">comportamentais</text:span><text:span text:style-name="T121">)</text:span><text:span text:style-name="T122"> </text:span><text:span text:style-name="T123">e E-R</text:span><text:span text:style-name="T124"> (entidade forte ou fraca, cardinalidade dos relacionamento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Banco de Dados: Conceitos de BD <text:span text:style-name="T96">(hierárquico, rede, relacional e OO)</text:span> e de SGBD, arquitetura de SGBD, Funções básicas de SGBD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Modelagem de Dados <text:span text:style-name="T117">(</text:span><text:span text:style-name="T118">tipos de modelos: </text:span>Modelo Conceitual<text:span text:style-name="T96">(DER)</text:span>, Modelo Lógico<text:span text:style-name="T96">(ficha da entidade)</text:span>, Modelo Físico<text:span text:style-name="T96">(identificação com tipos e restriçõe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119">Modelo entidade relacionamento</text:span><text:span text:style-name="T118"> (MER e sua representação gráfica: DER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Modelo relacional <text:span text:style-name="T96">(dados representados em </text:span><text:span text:style-name="T125">Tabelas</text:span><text:span text:style-name="T126">, [Entidade, atributo e relacionamento], </text:span><text:span text:style-name="T125">chaves primárias </text:span><text:span text:style-name="T126">e </text:span><text:span text:style-name="T125">estrangeira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Restrições de integridade<text:span text:style-name="T96"> (Domínio, Referencial, Vazio, Chave ou Definida pelo Usuário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Normalização e dependência funcional <text:span text:style-name="T96">(reduzir a redundância de dados para aumentar a integridade e desempenho, 1ª forma normal exige atomicidade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88" office:value-type="string" calcext:value-type="string">
            <text:p><text:span text:style-name="T127">Mapeamento E-R para relacional </text:span><text:span text:style-name="T128">[</text:span><text:span text:style-name="T129">Entidade</text:span><text:span text:style-name="T130"> </text:span><text:span text:style-name="T131">→</text:span><text:span text:style-name="T130"> </text:span><text:span text:style-name="T132">Tabela] [</text:span><text:span text:style-name="T129">Atributos</text:span><text:span text:style-name="T130"> </text:span><text:span text:style-name="T131">→</text:span><text:span text:style-name="T130"> </text:span><text:span text:style-name="T132">Colunas/campos] [</text:span><text:span text:style-name="T129">Relacionamento</text:span><text:span text:style-name="T133"> </text:span><text:span text:style-name="T131">→ </text:span><text:span text:style-name="T133">Cardinalidade] [Instância</text:span><text:span text:style-name="T129"> </text:span><text:span text:style-name="T134">→</text:span><text:span text:style-name="T130"> </text:span><text:span text:style-name="T132">Linhas/registros/tuplas]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Álgebra relacional.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álculo relacional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Linguagem SQL: Linguagem de definição de dados (DDL), Linguagem de manipulação de dados (DML)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Conceito de transação<text:span text:style-name="T96"> (executada como tarefa única, seguindo os princípios do ACID; cláusulas Commit, Rollback, begin-end transaction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Integridade de dados, concorrência, recuperação, distribuição, replicação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Procedimentos armazenados ("Stored Procedures")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Gatilhos ("Triggers") <text:span text:style-name="T96">(stored procedure disparado por evento DML)</text:span></text:p>
          </table:table-cell>
          <table:table-cell table:number-columns-repeated="1022"/>
        </table:table-row>
        <table:table-row table:style-name="ro19">
          <table:table-cell/>
          <table:table-cell table:style-name="ce42" office:value-type="string" calcext:value-type="string">
            <text:p>Sistemas Gerenciadores de Banco de Dados: tabelas, visões <text:span text:style-name="T135">(selects armazenados na memória cache)</text:span>, índices<text:span text:style-name="T135"> (resumo de grandes tabelas)</text:span>, sequências <text:span text:style-name="T135">(criam um valor para uma chave primária)</text:span>, sinônimos <text:span text:style-name="T135">(referencia outro esquema de um BD distribuído)</text:span>, restrições <text:span text:style-name="T135">(regras para garantir a integridade)</text:span>, dicionário de dados<text:span text:style-name="T135"> (documento de metadados sobre a estrutura do BD)</text:span><text:span text:style-name="T116">, restrições de integridade </text:span><text:span text:style-name="T118">(domínio, referencial, vazio, chave ou definida pelo usuário)</text:span>, constraints<text:span text:style-name="T135">(de </text:span><text:span text:style-name="T136">TIPOS, NOT NULL, UNIQUE, PK, FK, DEFAULT, CHECK</text:span><text:span text:style-name="T144">)</text:span>, tipos de dados <text:span text:style-name="T135">(</text:span><text:span text:style-name="T136">int</text:span><text:span text:style-name="T144">, </text:span><text:span text:style-name="T136">char</text:span><text:span text:style-name="T144">, </text:span><text:span text:style-name="T136">varchar</text:span><text:span text:style-name="T144">, </text:span><text:span text:style-name="T136">float</text:span><text:span text:style-name="T144">, </text:span><text:span text:style-name="T145">date</text:span><text:span text:style-name="T148">)</text:span>, SQL, PL/SQL. <text:span text:style-name="T96">(e Suas cláusulas e funções)</text:span></text:p>
          </table:table-cell>
          <table:table-cell table:number-columns-repeated="1022"/>
        </table:table-row>
        <table:table-row table:style-name="ro1">
          <table:table-cell/>
          <table:table-cell table:style-name="ce42" office:value-type="string" calcext:value-type="string">
            <text:p>Conceito de bancos de dados orientados a objetos. Definição, Conceitos básicos: dimensões, fatos, hierarquias, granularidade, agregado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5"/>
          <table:table-cell table:number-columns-repeated="1022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2">
        <table:table-column table:style-name="co5" table:number-columns-repeated="1024" table:default-cell-style-name="ce95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lan1" table:style-name="ta2">
        <table:table-column table:style-name="co5" table:number-columns-repeated="1024" table:default-cell-style-name="ce95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refeitura_2022" table:style-name="ta3">
        <table:table-column table:style-name="co7" table:default-cell-style-name="ce110"/>
        <table:table-column table:style-name="co8" table:default-cell-style-name="Default"/>
        <table:table-column table:style-name="co9" table:default-cell-style-name="ce127"/>
        <table:table-column table:style-name="co4" table:default-cell-style-name="Default"/>
        <table:table-column table:style-name="co10" table:number-columns-repeated="1019" table:default-cell-style-name="Default"/>
        <table:table-column table:style-name="co6" table:default-cell-style-name="Default"/>
        <table:table-row table:style-name="ro9">
          <table:table-cell table:style-name="ce96" office:value-type="string" calcext:value-type="string">
            <text:p>Matéria</text:p>
          </table:table-cell>
          <table:table-cell table:style-name="ce111" office:value-type="string" calcext:value-type="string">
            <text:p>Conteúdo</text:p>
          </table:table-cell>
          <table:table-cell table:style-name="ce121" office:value-type="string" calcext:value-type="string">
            <text:p>ESTUDO</text:p>
          </table:table-cell>
          <table:table-cell table:style-name="ce128" office:value-type="string" calcext:value-type="string">
            <text:p>REVISÃO</text:p>
          </table:table-cell>
          <table:table-cell table:style-name="ce111" table:number-columns-repeated="1020"/>
        </table:table-row>
        <table:table-row table:style-name="ro2">
          <table:table-cell table:style-name="ce97" office:value-type="string" calcext:value-type="string" table:number-columns-spanned="1" table:number-rows-spanned="9">
            <text:p>LÍNGUA PORTUGUESA</text:p>
          </table:table-cell>
          <table:table-cell table:style-name="ce112" office:value-type="string" calcext:value-type="string">
            <text:p>1 Leitura e interpretação de <text:span text:style-name="T52">diversos</text:span><text:span text:style-name="T150"> tipos de textos</text:span><text:span text:style-name="T151"> </text:span>(literários e não literários).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7"/>
          <table:table-cell table:style-name="ce112" office:value-type="string" calcext:value-type="string">
            <text:p>2 Sinônimos e antônimos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7"/>
          <table:table-cell table:style-name="ce112" office:value-type="string" calcext:value-type="string">
            <text:p><text:span text:style-name="T152">3 Sentido próprio e figurado das palavras</text:span><text:span text:style-name="T157"> (conotativo ou </text:span><text:span text:style-name="T151">denotativo)</text:span>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7"/>
          <table:table-cell table:style-name="ce112" office:value-type="string" calcext:value-type="string">
            <text:p>4 Pontuação <text:span text:style-name="T151">(Quando usar e não usar a vírgula)</text:span>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7"/>
          <table:table-cell table:style-name="ce112" office:value-type="string" calcext:value-type="string">
            <text:p>5 Classes de palavras. 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7"/>
          <table:table-cell table:style-name="ce113" office:value-type="string" calcext:value-type="string">
            <text:p>6 Concordância nominal e verbal.<text:span text:style-name="T151"> (flexão de gênero, número e/ou pessoa)</text:span>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7"/>
          <table:table-cell table:style-name="ce112" office:value-type="string" calcext:value-type="string">
            <text:p><text:span text:style-name="T152">7 Regências nominal  e verbal. </text:span><text:span text:style-name="T157">(uso de preposições / </text:span><text:span text:style-name="T151">VTD ou VTI)</text:span>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7"/>
          <table:table-cell table:style-name="ce112" office:value-type="string" calcext:value-type="string">
            <text:p>8  Colocação pronominal<text:span text:style-name="T151"> (próclise, ênclise e mesóclise)</text:span>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7"/>
          <table:table-cell table:style-name="ce113" office:value-type="string" calcext:value-type="string">
            <text:p>9 Crase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2" office:value-type="string" calcext:value-type="string" table:number-columns-spanned="1" table:number-rows-spanned="13">
            <text:p>MATEMÁTICA</text:p>
          </table:table-cell>
          <table:table-cell table:style-name="ce114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3"/>
          <table:table-cell table:style-name="ce114" office:value-type="string" calcext:value-type="string">
            <text:p>Representações fracionária ou decimal.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3"/>
          <table:table-cell table:style-name="ce114" office:value-type="string" calcext:value-type="string">
            <text:p>Mínimo múltiplo comum (MMC)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3"/>
          <table:table-cell table:style-name="ce114" office:value-type="string" calcext:value-type="string">
            <text:p>Máximo divisor comum (MDC)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3"/>
          <table:table-cell table:style-name="ce114" office:value-type="string" calcext:value-type="string">
            <text:p>Porcentagem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3"/>
          <table:table-cell table:style-name="ce114" office:value-type="string" calcext:value-type="string">
            <text:p>Razão e proporção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3"/>
          <table:table-cell table:style-name="ce114" office:value-type="string" calcext:value-type="string">
            <text:p>Regra de três simples ou composta 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3"/>
          <table:table-cell table:style-name="ce114" office:value-type="string" calcext:value-type="string">
            <text:p>Sistema de equações do 1º grau 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3"/>
          <table:table-cell table:style-name="ce114" office:value-type="string" calcext:value-type="string">
            <text:p>Equações do 2º 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3"/>
          <table:table-cell table:style-name="ce114" office:value-type="string" calcext:value-type="string">
            <text:p>Grandezas e medidas – quantidade, tempo, comprimento, superfície, capacidade e massa <text:span text:style-name="T100">1m3 = 1000litros</text:span>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3"/>
          <table:table-cell table:style-name="ce114" office:value-type="string" calcext:value-type="string">
            <text:p>Relação entre grandezas – tabela ou gráfico 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3"/>
          <table:table-cell table:style-name="ce114" office:value-type="string" calcext:value-type="string">
            <text:p>Tratamento da informação – média aritmética simples 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102"/>
          <table:table-cell table:style-name="ce114" office:value-type="string" calcext:value-type="string">
            <text:p>Noções de Geometria – forma, ângulos, área, perímetro, volume, Teoremas de Pitágoras ou de Tales 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style-name="ce106" office:value-type="string" calcext:value-type="string" table:number-columns-spanned="1" table:number-rows-spanned="2">
            <text:p><text:span text:style-name="T149">ATUALIDADES</text:span></text:p>
            <text:p/>
          </table:table-cell>
          <table:table-cell table:style-name="ce107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107" table:number-columns-repeated="2"/>
          <table:table-cell table:style-name="ce133" table:number-columns-repeated="1020"/>
        </table:table-row>
        <table:table-row table:style-name="ro1">
          <table:covered-table-cell table:style-name="ce107"/>
          <table:table-cell table:style-name="ce107" office:value-type="string" calcext:value-type="string">
            <text:p>Anúncio remarcando provas publicado dia 30/08. (provavelmente serão questões do primeiro trimestre de 2020)</text:p>
          </table:table-cell>
          <table:table-cell table:style-name="ce107" table:number-columns-repeated="2"/>
          <table:table-cell table:style-name="ce133" table:number-columns-repeated="1020"/>
        </table:table-row>
        <table:table-row table:style-name="ro4">
          <table:table-cell table:style-name="ce108" office:value-type="string" calcext:value-type="string" table:number-columns-spanned="1" table:number-rows-spanned="6">
            <text:p>RACIOCÍNIO LÓGICO</text:p>
          </table:table-cell>
          <table:table-cell table:style-name="ce107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107" table:number-columns-repeated="2"/>
          <table:table-cell table:number-columns-repeated="1020"/>
        </table:table-row>
        <table:table-row table:style-name="ro10">
          <table:covered-table-cell table:style-name="ce108"/>
          <table:table-cell table:style-name="ce115" office:value-type="string" calcext:value-type="string">
            <text:p>Estruturas lógicas<text:span text:style-name="T100"> </text:span><text:span text:style-name="T158">(tabela do sim ou não)</text:span>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8"/>
          <table:table-cell table:style-name="ce115" office:value-type="string" calcext:value-type="string">
            <text:p>lógicas de argumentação<text:span text:style-name="T158"> equivalência(=): p→q = q ou ~p = ~q → ~p          negativa(~): p e ~q</text:span>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8"/>
          <table:table-cell table:style-name="ce115" office:value-type="string" calcext:value-type="string">
            <text:p>Diagramas lógicos <text:span text:style-name="T158">Diagrama de Venn</text:span>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8"/>
          <table:table-cell table:style-name="ce115" office:value-type="string" calcext:value-type="string">
            <text:p>Sequências <text:span text:style-name="T158">investigue a soma das diferenças</text:span>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8"/>
          <table:table-cell table:style-name="ce107" office:value-type="string" calcext:value-type="string">
            <text:p>Operação com conjuntos</text:p>
          </table:table-cell>
          <table:table-cell table:style-name="ce107" table:number-columns-repeated="2"/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<text:span text:style-name="T159">Algoritmos e estruturas de dados e objetos</text:span><text:span text:style-name="T160"> (</text:span><text:span text:style-name="T163">listas</text:span><text:span text:style-name="T164">: fila, </text:span><text:span text:style-name="T160">pilha, lista encadeada circular – </text:span><text:span text:style-name="T163">árvore</text:span><text:span text:style-name="T160">, </text:span><text:span text:style-name="T163">hashtables</text:span><text:span text:style-name="T160">, </text:span><text:span text:style-name="T163">grafos</text:span><text:span text:style-name="T164">)</text:span>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Tipos de dados: elementares e estruturados<text:span text:style-name="T167"> (int, float, char, boolean – string, objeto, música, imagens)</text:span>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09"/>
          <table:table-cell table:style-name="ce116" office:value-type="string" calcext:value-type="string">
            <text:p>Estruturas de controle de fluxo: <text:span text:style-name="T168">Condicionais</text:span><text:span text:style-name="T167">(também chamadas de Estruturas de Seleção IF ELSE, SWITCH CASE) e de </text:span><text:span text:style-name="T168">Repetição</text:span><text:span text:style-name="T167">(WHILE, DO-WHILE, FOR)</text:span>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09"/>
          <table:table-cell table:style-name="ce116" office:value-type="string" calcext:value-type="string">
            <text:p><text:span text:style-name="T169">Programação estruturada</text:span><text:span text:style-name="T170"> (</text:span><text:span text:style-name="T171">Sequencial, Condicionais e Iterações) + </text:span><text:span text:style-name="T174">(funções e procedimentos: criados para organização, compreensão, manutenção, reuso)</text:span>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<text:span text:style-name="T68">Modularização </text:span><text:span text:style-name="T175">(D</text:span><text:span text:style-name="T176">ividir o sistema em partes [classes, funções]. Facilita a detecção de erros, manutenção e reutilização do código)</text:span>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<text:span text:style-name="T159">Acoplamento entre módulos e coesão de módulos</text:span><text:span text:style-name="T160"> (o ideal é um sistema com</text:span><text:span text:style-name="T163"> Alta Coesão </text:span><text:span text:style-name="T164">e </text:span><text:span text:style-name="T168">Fraco Acoplamento</text:span><text:span text:style-name="T167"> para ter boa manutenibilidade)</text:span></text:p>
          </table:table-cell>
          <table:table-cell table:style-name="ce123" office:value-type="string" calcext:value-type="string">
            <text:p>OK</text:p>
          </table:table-cell>
          <table:table-cell table:style-name="ce12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Procedimentos e sub-rotinas <text:span text:style-name="T100"> (palavras-chave: </text:span><text:span text:style-name="T177">void</text:span><text:span text:style-name="T100"> / </text:span><text:span text:style-name="T177">return</text:span><text:span text:style-name="T100">)</text:span>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<text:span text:style-name="T152">Chamadas por referência</text:span><text:span text:style-name="T178"> (aponta para o endereço de memória ‘&amp;’)</text:span><text:span text:style-name="T179"> e Chamadas por </text:span>valor <text:span text:style-name="T167">(só copia o dado para o parâmetro)</text:span>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9"/>
          <table:table-cell table:style-name="ce116" office:value-type="string" calcext:value-type="string">
            <text:p>Programação por eventos<text:span text:style-name="T100"> (disparo de ações na mudança de estado, envio de mensagens ao manipular interfaces gráficas)</text:span>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9"/>
          <table:table-cell table:style-name="ce116" office:value-type="string" calcext:value-type="string">
            <text:p><text:span text:style-name="T180">Programação orientada a objetos, classes, objetos, métodos, mensagens, herança, polimorfismo, sobrecarga,</text:span> interfaces e pacotes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9"/>
          <table:table-cell table:style-name="ce116" office:value-type="string" calcext:value-type="string">
            <text:p><text:span text:style-name="T180">tratamento de exceção</text:span><text:span text:style-name="T181"> (throw, try catch, finally)</text:span>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HTML </text:p>
          </table:table-cell>
          <table:table-cell table:style-name="ce123" office:value-type="string" calcext:value-type="string">
            <text:p>OK</text:p>
          </table:table-cell>
          <table:table-cell table:style-name="ce123"/>
          <table:table-cell table:number-columns-repeated="1020"/>
        </table:table-row>
        <table:table-row table:style-name="ro10">
          <table:table-cell table:style-name="ce109"/>
          <table:table-cell table:style-name="ce116" office:value-type="string" calcext:value-type="string">
            <text:p>XML </text:p>
          </table:table-cell>
          <table:table-cell table:style-name="ce123" office:value-type="string" calcext:value-type="string">
            <text:p>OK</text:p>
          </table:table-cell>
          <table:table-cell table:style-name="ce123"/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Javascript </text:p>
          </table:table-cell>
          <table:table-cell table:style-name="ce123" office:value-type="string" calcext:value-type="string">
            <text:p>OK</text:p>
          </table:table-cell>
          <table:table-cell table:style-name="ce123"/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PHP <text:span text:style-name="T100">(linguagem interpretada [não-compilada], dinâmica pois não exige declarar a variável antes de usá-la, e fracamente tipada: não exige declarar o tipo)</text:span></text:p>
          </table:table-cell>
          <table:table-cell table:style-name="ce123" office:value-type="string" calcext:value-type="string">
            <text:p>OK</text:p>
          </table:table-cell>
          <table:table-cell table:style-name="ce123"/>
          <table:table-cell table:number-columns-repeated="1020"/>
        </table:table-row>
        <table:table-row table:style-name="ro2">
          <table:table-cell table:style-name="ce109"/>
          <table:table-cell table:style-name="ce117" office:value-type="string" calcext:value-type="string">
            <text:p>DHTML </text:p>
          </table:table-cell>
          <table:table-cell table:style-name="ce117" table:number-columns-repeated="2"/>
          <table:table-cell table:number-columns-repeated="1020"/>
        </table:table-row>
        <table:table-row table:style-name="ro2">
          <table:table-cell table:style-name="ce109"/>
          <table:table-cell table:style-name="ce117" office:value-type="string" calcext:value-type="string">
            <text:p>C# </text:p>
          </table:table-cell>
          <table:table-cell table:style-name="ce117" table:number-columns-repeated="2"/>
          <table:table-cell table:number-columns-repeated="1020"/>
        </table:table-row>
        <table:table-row table:style-name="ro2">
          <table:table-cell table:style-name="ce109"/>
          <table:table-cell table:style-name="ce117" office:value-type="string" calcext:value-type="string">
            <text:p>JSP (Java Server Pages)</text:p>
          </table:table-cell>
          <table:table-cell table:style-name="ce117" table:number-columns-repeated="2"/>
          <table:table-cell table:number-columns-repeated="1020"/>
        </table:table-row>
        <table:table-row table:style-name="ro2">
          <table:table-cell table:style-name="ce109"/>
          <table:table-cell table:style-name="ce117" office:value-type="string" calcext:value-type="string">
            <text:p>Servlets </text:p>
          </table:table-cell>
          <table:table-cell table:style-name="ce117" table:number-columns-repeated="2"/>
          <table:table-cell table:number-columns-repeated="1020"/>
        </table:table-row>
        <table:table-row table:style-name="ro2">
          <table:table-cell table:style-name="ce109"/>
          <table:table-cell table:style-name="ce117" office:value-type="string" calcext:value-type="string">
            <text:p>ASP.Net (Active Server Pages)</text:p>
          </table:table-cell>
          <table:table-cell table:style-name="ce117" table:number-columns-repeated="2"/>
          <table:table-cell table:number-columns-repeated="1020"/>
        </table:table-row>
        <table:table-row table:style-name="ro2">
          <table:table-cell table:style-name="ce109"/>
          <table:table-cell table:style-name="ce117" office:value-type="string" calcext:value-type="string">
            <text:p>Arquiteturas de componentes: Microsoft COM, .Net, J2EE. </text:p>
          </table:table-cell>
          <table:table-cell table:style-name="ce117" table:number-columns-repeated="2"/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PL/SQL</text:p>
          </table:table-cell>
          <table:table-cell table:style-name="ce123" office:value-type="string" calcext:value-type="string">
            <text:p>OK</text:p>
          </table:table-cell>
          <table:table-cell table:style-name="ce123"/>
          <table:table-cell table:number-columns-repeated="1020"/>
        </table:table-row>
        <table:table-row table:style-name="ro10">
          <table:table-cell table:style-name="ce109"/>
          <table:table-cell table:style-name="ce116" office:value-type="string" calcext:value-type="string">
            <text:p>AJAX </text:p>
          </table:table-cell>
          <table:table-cell table:style-name="ce123" office:value-type="string" calcext:value-type="string">
            <text:p>OK</text:p>
          </table:table-cell>
          <table:table-cell table:style-name="ce123"/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CSS </text:p>
          </table:table-cell>
          <table:table-cell table:style-name="ce123" office:value-type="string" calcext:value-type="string">
            <text:p>OK</text:p>
          </table:table-cell>
          <table:table-cell table:style-name="ce130"/>
          <table:table-cell table:number-columns-repeated="1020"/>
        </table:table-row>
        <table:table-row table:style-name="ro10">
          <table:table-cell table:style-name="ce109"/>
          <table:table-cell table:style-name="ce116" office:value-type="string" calcext:value-type="string">
            <text:p>Programação Web: conceitos fundamentais, persistência<text:span text:style-name="T183">(WebStorage)</text:span>, camadas<text:span text:style-name="T100">(MVC)</text:span> e design patterns<text:span text:style-name="T100">(GoF: Cretional, Structural e Behavioral)</text:span>. 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9"/>
          <table:table-cell table:style-name="ce116" office:value-type="string" calcext:value-type="string">
            <text:p>Web services usando REST<text:span text:style-name="T100">(design pattern/JSON)</text:span>, SOAP<text:span text:style-name="T100">(protocolo/XML)</text:span> e WebApi<text:span text:style-name="T100">(cliente/servidor)</text:span>: ModelagemUML e E-R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9"/>
          <table:table-cell table:style-name="ce116" office:value-type="string" calcext:value-type="string">
            <text:p><text:span text:style-name="T180">Noções sobre metodologias de análise, projeto e desenvolvimento de sistemas </text:span><text:span text:style-name="T181">(Agile/Scrum/XP)</text:span>, tecnologias web, frameworks de desenvolvimento 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<text:span text:style-name="T180">Modelagem UML </text:span><text:span text:style-name="T181">(diagramas </text:span><text:span text:style-name="T184">estruturais</text:span><text:span text:style-name="T185"> e </text:span><text:span text:style-name="T184">comportamentais</text:span><text:span text:style-name="T185">)</text:span><text:span text:style-name="T186"> e E-R</text:span><text:span text:style-name="T252"> (entidade forte ou fraca, cardinalidade dos relacionamentos)</text:span></text:p>
          </table:table-cell>
          <table:table-cell table:style-name="ce123" office:value-type="string" calcext:value-type="string">
            <text:p>OK</text:p>
          </table:table-cell>
          <table:table-cell table:style-name="ce13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Banco de Dados: Conceitos de BD <text:span text:style-name="T100">(hierárquico, rede, relacional e OO)</text:span> e de SGBD, arquitetura de SGBD, Funções básicas de SGBD </text:p>
          </table:table-cell>
          <table:table-cell table:style-name="ce124" office:value-type="string" calcext:value-type="string">
            <text:p>OK</text:p>
          </table:table-cell>
          <table:table-cell table:style-name="ce13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<text:span text:style-name="T152">Modelagem de Dados </text:span><text:span text:style-name="T179"> (</text:span><text:span text:style-name="T181">tipos de modelos: </text:span>Modelo Conceitual<text:span text:style-name="T100">(DER)</text:span>, Modelo Lógico<text:span text:style-name="T100">(ficha da entidade)</text:span>, Modelo Físico<text:span text:style-name="T100">(identificação com tipos e restrições)</text:span> </text:p>
          </table:table-cell>
          <table:table-cell table:style-name="ce124" office:value-type="string" calcext:value-type="string">
            <text:p>OK</text:p>
          </table:table-cell>
          <table:table-cell table:style-name="ce13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<text:span text:style-name="T180">Modelo entidade relacionamento</text:span><text:span text:style-name="T181"> (MER e sua representação gráfica: DER)</text:span></text:p>
          </table:table-cell>
          <table:table-cell table:style-name="ce124" office:value-type="string" calcext:value-type="string">
            <text:p>OK</text:p>
          </table:table-cell>
          <table:table-cell table:style-name="ce13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Modelo relacional <text:span text:style-name="T100">(dados representados em </text:span><text:span text:style-name="T253">Tabelas</text:span><text:span text:style-name="T183">, [Entidade, atributo e relacionamento], </text:span><text:span text:style-name="T253">chaves primárias </text:span><text:span text:style-name="T183">e </text:span><text:span text:style-name="T253">estrangeiras)</text:span></text:p>
          </table:table-cell>
          <table:table-cell table:style-name="ce124" office:value-type="string" calcext:value-type="string">
            <text:p>OK</text:p>
          </table:table-cell>
          <table:table-cell table:style-name="ce13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Restrições de integridade<text:span text:style-name="T100"> (Domínio, Referencial, Vazio, Chave ou Definida pelo Usuário)</text:span></text:p>
          </table:table-cell>
          <table:table-cell table:style-name="ce124" office:value-type="string" calcext:value-type="string">
            <text:p>OK</text:p>
          </table:table-cell>
          <table:table-cell table:style-name="ce13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Normalização e dependência funcional <text:span text:style-name="T100">(reduzir a redundância de dados para aumentar a integridade e desempenho, 1ª forma normal exige atomicidade)</text:span></text:p>
          </table:table-cell>
          <table:table-cell table:style-name="ce124" office:value-type="string" calcext:value-type="string">
            <text:p>OK</text:p>
          </table:table-cell>
          <table:table-cell table:style-name="ce131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table-cell table:style-name="ce109"/>
          <table:table-cell table:style-name="ce118" office:value-type="string" calcext:value-type="string">
            <text:p><text:span text:style-name="T254">Mapeamento E-R para relacional  </text:span><text:span text:style-name="T255">[</text:span><text:span text:style-name="T256">Entidade</text:span><text:span text:style-name="T257"> </text:span><text:span text:style-name="T258">→</text:span><text:span text:style-name="T257"> </text:span><text:span text:style-name="T259">Tabela]    [</text:span><text:span text:style-name="T256">Atributos</text:span><text:span text:style-name="T257"> </text:span><text:span text:style-name="T258">→</text:span><text:span text:style-name="T257"> </text:span><text:span text:style-name="T259">Colunas/campos]    [</text:span><text:span text:style-name="T256">Relacionamento</text:span><text:span text:style-name="T260"> </text:span><text:span text:style-name="T258">→ </text:span><text:span text:style-name="T260">Cardinalidade]</text:span><text:span text:style-name="T261">   </text:span><text:span text:style-name="T262"> </text:span><text:span text:style-name="T263">[Instância</text:span><text:span text:style-name="T264"> </text:span><text:span text:style-name="T265">→</text:span><text:span text:style-name="T266"> </text:span><text:span text:style-name="T267">Linhas/registros/tuplas]</text:span></text:p>
          </table:table-cell>
          <table:table-cell table:style-name="ce124" office:value-type="string" calcext:value-type="string">
            <text:p>OK</text:p>
          </table:table-cell>
          <table:table-cell table:style-name="ce131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9"/>
          <table:table-cell table:style-name="ce119" office:value-type="string" calcext:value-type="string">
            <text:p>Álgebra relacional. </text:p>
          </table:table-cell>
          <table:table-cell table:style-name="ce124" office:value-type="string" calcext:value-type="string">
            <text:p>OK</text:p>
          </table:table-cell>
          <table:table-cell table:style-name="ce131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9"/>
          <table:table-cell table:style-name="ce119" office:value-type="string" calcext:value-type="string">
            <text:p>Cálculo relacional </text:p>
          </table:table-cell>
          <table:table-cell table:style-name="ce125" office:value-type="string" calcext:value-type="string">
            <text:p>OK</text:p>
          </table:table-cell>
          <table:table-cell table:style-name="ce131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9"/>
          <table:table-cell table:style-name="ce116" office:value-type="string" calcext:value-type="string">
            <text:p>Linguagem SQL: Linguagem de definição de dados (DDL), Linguagem de manipulação de dados (DML)</text:p>
          </table:table-cell>
          <table:table-cell table:style-name="ce126" office:value-type="string" calcext:value-type="string">
            <text:p>OK</text:p>
          </table:table-cell>
          <table:table-cell table:style-name="ce131"/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Conceito de transação<text:span text:style-name="T100"> (executada como tarefa única, seguindo os princípios do ACID; cláusulas Commit, Rollback, begin-end transaction)</text:span></text:p>
          </table:table-cell>
          <table:table-cell table:number-columns-repeated="2" table:style-name="ce12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Integridade de dados, concorrência, recuperação, distribuição, replicação </text:p>
          </table:table-cell>
          <table:table-cell table:number-columns-repeated="2" table:style-name="ce12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9" office:value-type="string" calcext:value-type="string">
            <text:p>Procedimentos armazenados ("Stored Procedures") </text:p>
          </table:table-cell>
          <table:table-cell table:style-name="ce126" office:value-type="string" calcext:value-type="string">
            <text:p>OK</text:p>
          </table:table-cell>
          <table:table-cell table:style-name="ce126"/>
          <table:table-cell table:number-columns-repeated="1020"/>
        </table:table-row>
        <table:table-row table:style-name="ro10">
          <table:table-cell table:style-name="ce109"/>
          <table:table-cell table:style-name="ce119" office:value-type="string" calcext:value-type="string">
            <text:p>Gatilhos ("Triggers") <text:span text:style-name="T100">(stored procedure disparado por evento DML)</text:span></text:p>
          </table:table-cell>
          <table:table-cell table:style-name="ce126" office:value-type="string" calcext:value-type="string">
            <text:p>OK</text:p>
          </table:table-cell>
          <table:table-cell table:style-name="ce126"/>
          <table:table-cell table:number-columns-repeated="1020"/>
        </table:table-row>
        <table:table-row table:style-name="ro12">
          <table:table-cell table:style-name="ce109"/>
          <table:table-cell table:style-name="ce116" office:value-type="string" calcext:value-type="string">
            <text:p><text:span text:style-name="T152">Sistemas Gerenciadores de Banco de Dados: tabelas, visões </text:span><text:span text:style-name="T181">(selects armazenados na memória cache)</text:span><text:span text:style-name="T152">, índices</text:span><text:span text:style-name="T181"> (resumo de grandes tabelas)</text:span><text:span text:style-name="T152">, sequências </text:span><text:span text:style-name="T181">(criam um valor para uma chave primária)</text:span><text:span text:style-name="T152">, sinônimos </text:span><text:span text:style-name="T181">(referencia outro esquema de um BD distribuído)</text:span><text:span text:style-name="T152">, restrições </text:span><text:span text:style-name="T181">(regras para garantir a integridade)</text:span><text:span text:style-name="T152">, dicionário de dados</text:span><text:span text:style-name="T181"> (documento de metadados sobre a estrutura do BD)</text:span><text:span text:style-name="T179">, restrições de integridade </text:span><text:span text:style-name="T181">(domínio, referencial, vazio, chave ou definida pelo usuário)</text:span><text:span text:style-name="T152">, constraints</text:span><text:span text:style-name="T181">(de </text:span><text:span text:style-name="T268">TIPOS, NOT NULL, UNIQUE, PK, FK, DEFAULT, CHECK</text:span><text:span text:style-name="T269">)</text:span><text:span text:style-name="T270">, tipos de dados </text:span><text:span text:style-name="T271">(</text:span><text:span text:style-name="T272">int</text:span><text:span text:style-name="T269">, </text:span><text:span text:style-name="T272">char</text:span><text:span text:style-name="T269">, </text:span><text:span text:style-name="T272">varchar</text:span><text:span text:style-name="T269">, </text:span><text:span text:style-name="T272">float</text:span><text:span text:style-name="T269">, </text:span><text:span text:style-name="T177">date</text:span><text:span text:style-name="T100">)</text:span>, SQL, PL/SQL. <text:span text:style-name="T100">(e Suas cláusulas e funções)</text:span></text:p>
          </table:table-cell>
          <table:table-cell table:number-columns-repeated="2" table:style-name="ce12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9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126" office:value-type="string" calcext:value-type="string">
            <text:p>OK</text:p>
          </table:table-cell>
          <table:table-cell table:style-name="ce126"/>
          <table:table-cell table:number-columns-repeated="1020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120" office:value-type="string" calcext:value-type="string">
            <text:p>próximos passos a estudar: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s Java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try catch no caderno concurso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 HTML (devo continuar curso guanabara pra também já “matar” tópico CSS?)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 XML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 Javascript (devo terminar exercícios?)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(devo revisar exercícios PHP?)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estudar Ajax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estudar/mergulhar Banco de Dados</text:p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ok</text:p>
          </table:table-cell>
          <table:table-cell office:value-type="string" calcext:value-type="string">
            <text:p>estudar Scrum/XP (backlogs,</text:p>
            <text:p>products backlogs, sprint</text:p>
            <text:p>backlogs, products increments)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estudar tópicos verdinhos que sobraram</text:p>
          </table:table-cell>
          <table:table-cell table:number-columns-repeated="1022"/>
        </table:table-row>
        <table:table-row table:style-name="ro10" table:number-rows-repeated="1048488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Prefeitura_2022.C27:Prefeitura_2022.D30 Prefeitura_2022.C2:Prefeitura_2022.D23">
            <calcext:condition calcext:apply-style-name="ConditionalStyle_18" calcext:value="contains-text(&quot;Ok&quot;)" calcext:base-cell-address="Prefeitura_2022.C2"/>
          </calcext:conditional-format>
          <calcext:conditional-format calcext:target-range-address="Prefeitura_2022.C27:Prefeitura_2022.D30 Prefeitura_2022.C2:Prefeitura_2022.D23">
            <calcext:condition calcext:apply-style-name="ConditionalStyle_17" calcext:value="contains-text(&quot;Falta&quot;)" calcext:base-cell-address="Prefeitura_2022.C2"/>
          </calcext:conditional-format>
          <calcext:conditional-format calcext:target-range-address="Prefeitura_2022.C53:Prefeitura_2022.D58 Prefeitura_2022.C59:Prefeitura_2022.C67 Prefeitura_2022.C32:Prefeitura_2022.D46">
            <calcext:condition calcext:apply-style-name="ConditionalStyle_16" calcext:value="contains-text(&quot;Ok&quot;)" calcext:base-cell-address="Prefeitura_2022.C32"/>
          </calcext:conditional-format>
          <calcext:conditional-format calcext:target-range-address="Prefeitura_2022.C53:Prefeitura_2022.D58 Prefeitura_2022.C59:Prefeitura_2022.C67 Prefeitura_2022.C32:Prefeitura_2022.D46">
            <calcext:condition calcext:apply-style-name="ConditionalStyle_15" calcext:value="contains-text(&quot;Falta&quot;)" calcext:base-cell-address="Prefeitura_2022.C32"/>
          </calcext:conditional-format>
          <calcext:conditional-format calcext:target-range-address="Prefeitura_2022.D37:Prefeitura_2022.D37">
            <calcext:condition calcext:apply-style-name="ConditionalStyle_12" calcext:value="contains-text(&quot;Ok&quot;)" calcext:base-cell-address="Prefeitura_2022.D37"/>
          </calcext:conditional-format>
          <calcext:conditional-format calcext:target-range-address="Prefeitura_2022.D37:Prefeitura_2022.D37">
            <calcext:condition calcext:apply-style-name="ConditionalStyle_11" calcext:value="contains-text(&quot;Falta&quot;)" calcext:base-cell-address="Prefeitura_2022.D37"/>
          </calcext:conditional-format>
          <calcext:conditional-format calcext:target-range-address="Prefeitura_2022.D59:Prefeitura_2022.D69 Prefeitura_2022.C60:Prefeitura_2022.C68 Prefeitura_2022.D55:Prefeitura_2022.D55">
            <calcext:condition calcext:apply-style-name="ConditionalStyle_6" calcext:value="contains-text(&quot;Ok&quot;)" calcext:base-cell-address="Prefeitura_2022.C55"/>
          </calcext:conditional-format>
          <calcext:conditional-format calcext:target-range-address="Prefeitura_2022.D59:Prefeitura_2022.D69 Prefeitura_2022.C60:Prefeitura_2022.C68 Prefeitura_2022.D55:Prefeitura_2022.D55">
            <calcext:condition calcext:apply-style-name="ConditionalStyle_5" calcext:value="contains-text(&quot;Falta&quot;)" calcext:base-cell-address="Prefeitura_2022.C55"/>
          </calcext:conditional-format>
          <calcext:conditional-format calcext:target-range-address="Prefeitura_2022.C70:Prefeitura_2022.D75 Prefeitura_2022.C60:Prefeitura_2022.C69">
            <calcext:condition calcext:apply-style-name="ConditionalStyle_4" calcext:value="contains-text(&quot;Ok&quot;)" calcext:base-cell-address="Prefeitura_2022.C60"/>
          </calcext:conditional-format>
          <calcext:conditional-format calcext:target-range-address="Prefeitura_2022.C70:Prefeitura_2022.D75 Prefeitura_2022.C60:Prefeitura_2022.C69">
            <calcext:condition calcext:apply-style-name="ConditionalStyle_3" calcext:value="contains-text(&quot;Falta&quot;)" calcext:base-cell-address="Prefeitura_2022.C60"/>
          </calcext:conditional-format>
        </calcext:conditional-formats>
      </table:table>
      <table:table table:name="Semae_2020" table:style-name="ta3">
        <table:table-column table:style-name="co1" table:default-cell-style-name="ce136"/>
        <table:table-column table:style-name="co11" table:default-cell-style-name="ce95"/>
        <table:table-column table:style-name="co12" table:default-cell-style-name="ce209"/>
        <table:table-column table:style-name="co13" table:default-cell-style-name="ce95"/>
        <table:table-column table:style-name="co5" table:number-columns-repeated="1020" table:default-cell-style-name="ce95"/>
        <table:table-row table:style-name="ro9">
          <table:table-cell table:style-name="ce134" office:value-type="string" calcext:value-type="string">
            <text:p>Matéria</text:p>
          </table:table-cell>
          <table:table-cell table:style-name="ce141" office:value-type="string" calcext:value-type="string">
            <text:p>Conteúdo</text:p>
          </table:table-cell>
          <table:table-cell table:style-name="ce207" office:value-type="string" calcext:value-type="string">
            <text:p>Estudo</text:p>
          </table:table-cell>
          <table:table-cell table:style-name="ce210" office:value-type="string" calcext:value-type="string">
            <text:p>Revisão</text:p>
          </table:table-cell>
          <table:table-cell table:style-name="ce141" table:number-columns-repeated="1020"/>
        </table:table-row>
        <table:table-row table:style-name="ro2">
          <table:table-cell table:style-name="ce135" office:value-type="string" calcext:value-type="string" table:number-columns-spanned="1" table:number-rows-spanned="9">
            <text:p>LÍNGUA PORTUGUESA</text:p>
          </table:table-cell>
          <table:table-cell table:style-name="ce142" office:value-type="string" calcext:value-type="string">
            <text:p>1 Leitura e interpretação de <text:span text:style-name="T90">diversos</text:span><text:span text:style-name="T91"> tipos de textos</text:span><text:span text:style-name="T92"> </text:span>(literários e não literários).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2" office:value-type="string" calcext:value-type="string">
            <text:p>2 Sinônimos e antônimos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2" office:value-type="string" calcext:value-type="string">
            <text:p>3 Sentido próprio e figurado das palavras<text:span text:style-name="T95"> (denotativo ou conotativo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2" office:value-type="string" calcext:value-type="string">
            <text:p>4 Pontuação <text:span text:style-name="T95">(Quando usar e não usar a vírgula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2" office:value-type="string" calcext:value-type="string">
            <text:p>5 Classes de palavras.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6 Concordância nominal e verbal.<text:span text:style-name="T95"> (flexão de gênero, número e/ou pessoa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2" office:value-type="string" calcext:value-type="string">
            <text:p>7 Regências nominal e verbal. <text:span text:style-name="T93">(uso de preposições / </text:span><text:span text:style-name="T94">VTD ou VTI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2" office:value-type="string" calcext:value-type="string">
            <text:p>8 Colocação pronominal<text:span text:style-name="T95"> (próclise, ênclise e mesóclise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9 Crase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37" office:value-type="string" calcext:value-type="string" table:number-columns-spanned="1" table:number-rows-spanned="13">
            <text:p>MATEMÁTICA</text:p>
          </table:table-cell>
          <table:table-cell table:style-name="ce144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4" office:value-type="string" calcext:value-type="string">
            <text:p>Representações fracionária ou decimal.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4" office:value-type="string" calcext:value-type="string">
            <text:p>Mínimo múltiplo comum (MMC)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4" office:value-type="string" calcext:value-type="string">
            <text:p>Máximo divisor comum (MDC)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4" office:value-type="string" calcext:value-type="string">
            <text:p>Porcentagem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4" office:value-type="string" calcext:value-type="string">
            <text:p>Razão e proporção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4" office:value-type="string" calcext:value-type="string">
            <text:p>Regra de três simples ou composta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4" office:value-type="string" calcext:value-type="string">
            <text:p>Sistema de equações do 1º grau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4" office:value-type="string" calcext:value-type="string">
            <text:p>Equações do 2º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4" office:value-type="string" calcext:value-type="string">
            <text:p>Grandezas e medidas – quantidade, tempo, comprimento, superfície, capacidade e massa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4" office:value-type="string" calcext:value-type="string">
            <text:p>Relação entre grandezas – tabela ou gráfico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4" office:value-type="string" calcext:value-type="string">
            <text:p>Tratamento da informação – média aritmética simples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/>
          <table:table-cell table:style-name="ce144" office:value-type="string" calcext:value-type="string">
            <text:p>Noções de Geometria – forma, ângulos, área, perímetro, volume, Teoremas de Pitágoras ou de Tales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38" office:value-type="string" calcext:value-type="string" table:number-columns-spanned="1" table:number-rows-spanned="2">
            <text:p><text:span text:style-name="T99">ATUALIDADES</text:span></text:p>
            <text:p/>
          </table:table-cell>
          <table:table-cell table:style-name="ce145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5" office:value-type="string" calcext:value-type="string">
            <text:p>Anúncio remarcando provas publicado dia 30/08. (provavelmente serão questões do primeiro trimestre de 2020)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39" office:value-type="string" calcext:value-type="string" table:number-columns-spanned="1" table:number-rows-spanned="6">
            <text:p>RACIOCÍNIO LÓGICO</text:p>
          </table:table-cell>
          <table:table-cell table:style-name="ce146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6" office:value-type="string" calcext:value-type="string">
            <text:p>Estruturas lógicas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6" office:value-type="string" calcext:value-type="string">
            <text:p>lógicas de argumentação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6" office:value-type="string" calcext:value-type="string">
            <text:p>Diagramas lógicos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6" office:value-type="string" calcext:value-type="string">
            <text:p>Sequências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6" office:value-type="string" calcext:value-type="string">
            <text:p>Operação com conjuntos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40" office:value-type="string" calcext:value-type="string" table:number-columns-spanned="1" table:number-rows-spanned="39">
            <text:p>ESPECÍFICOS</text:p>
          </table:table-cell>
          <table:table-cell table:style-name="ce147" office:value-type="string" calcext:value-type="string">
            <text:p><text:span text:style-name="T119">Algoritmos e estruturas de dados e objetos</text:span><text:span text:style-name="T273"> (</text:span><text:span text:style-name="T274">listas</text:span><text:span text:style-name="T275">: fila, pilha, lista encadeada circular – </text:span><text:span text:style-name="T274">árvore</text:span><text:span text:style-name="T275">, </text:span><text:span text:style-name="T274">hashtables</text:span><text:span text:style-name="T275">, </text:span><text:span text:style-name="T274">grafos</text:span><text:span text:style-name="T275">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Tipos de dados: elementares e estruturados<text:span text:style-name="T106"> (int, float, char, boolean – string, objeto, música, imagens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Estruturas de controle de fluxo: <text:span text:style-name="T107">Condicionais</text:span><text:span text:style-name="T108">(também chamadas de Estruturas de Seleção IF ELSE, SWITCH CASE) e de </text:span><text:span text:style-name="T109">Repetição</text:span><text:span text:style-name="T108">(WHILE, DO-WHILE, FOR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48" office:value-type="string" calcext:value-type="string">
            <text:p>Programação estruturada<text:span text:style-name="T106"> (Sequencial, Condicionais e Iterações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Modularização <text:span text:style-name="T106">(funções e procedimentos: criados para que se tenha organização, compreensão, manutenção, reuso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Acoplamento entre módulos e coesão de módulos<text:span text:style-name="T106"> (o ideal é um sistema com</text:span><text:span text:style-name="T109"> Fraco Acoplamento</text:span><text:span text:style-name="T108"> e</text:span><text:span text:style-name="T109"> Alta Coesão</text:span><text:span text:style-name="T108"> para ter boa manutenibilidade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Procedimentos e sub-rotinas <text:span text:style-name="T96">(palavras-chave: </text:span><text:span text:style-name="T114">void</text:span><text:span text:style-name="T115"> / </text:span><text:span text:style-name="T114">return</text:span><text:span text:style-name="T115">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Chamadas por referência<text:span text:style-name="T106"> (aponta para o endereço de memória ‘&amp;’)</text:span> e valor <text:span text:style-name="T106">(só copia o dado para o parâmetro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7" office:value-type="string" calcext:value-type="string">
            <text:p>Programação por eventos<text:span text:style-name="T96"> (mudança de estado, envio de mensagens ao manipular interfaces gráficas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covered-table-cell/>
          <table:table-cell table:style-name="ce147" office:value-type="string" calcext:value-type="string">
            <text:p>Programação orientada a objetos, classes, objetos, métodos, mensagens, herança, polimorfismo, sobrecarga, interfaces e pacotes, tratamento de exceção<text:span text:style-name="T96"> (throw, try catch, finally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9" office:value-type="string" calcext:value-type="string">
            <text:p>HTML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9" office:value-type="string" calcext:value-type="string">
            <text:p>XML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DHTML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9" office:value-type="string" calcext:value-type="string">
            <text:p>Javascript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C#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9" office:value-type="string" calcext:value-type="string">
            <text:p>PHP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JSP<text:span text:style-name="T96"> (Java Server Pages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7" office:value-type="string" calcext:value-type="string">
            <text:p>Servlets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ASP.Net <text:span text:style-name="T96">(Active Server Pages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5">
          <table:covered-table-cell/>
          <table:table-cell table:style-name="ce151" table:number-columns-repeated="2"/>
          <table:table-cell table:style-name="ce211"/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Modelagem UML <text:span text:style-name="T135">(diagramas </text:span><text:span text:style-name="T276">estruturais</text:span><text:span text:style-name="T277"> e </text:span><text:span text:style-name="T276">comportamentais</text:span><text:span text:style-name="T277">)</text:span> e E-R<text:span text:style-name="T135"> (entidade forte ou fraca, cardinalidade dos relacionamentos)</text:span></text:p>
          </table:table-cell>
          <table:table-cell table:style-name="ce208" office:value-type="string" calcext:value-type="string">
            <text:p>OK</text:p>
          </table:table-cell>
          <table:table-cell table:style-name="ce208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Banco de Dados: Conceitos de BD <text:span text:style-name="T96">(hierárquico, rede, relacional e OO)</text:span> e de SGBD, arquitetura de SGBD, Funções básicas de SGBD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<text:span text:style-name="T119">Modelagem de Dados </text:span>(<text:span text:style-name="T135">tipos de modelos: </text:span>Modelo Conceitual<text:span text:style-name="T96">(DER)</text:span>, Modelo Lógico<text:span text:style-name="T96">(ficha da entidade)</text:span>, Modelo Físico<text:span text:style-name="T96">(identificação com tipos e restrições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Modelo entidade relacionamento<text:span text:style-name="T135"> (MER e sua representação gráfica: DER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Modelo relacional <text:span text:style-name="T96">(dados representados em </text:span><text:span text:style-name="T125">Tabelas</text:span><text:span text:style-name="T126">, [Entidade, atributo e relacionamento], </text:span><text:span text:style-name="T125">chaves primárias </text:span><text:span text:style-name="T126">e </text:span><text:span text:style-name="T125">estrangeiras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Restrições de integridade<text:span text:style-name="T96"> (Domínio, Referencial, Vazio, Chave ou Definida pelo Usuário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Normalização e dependência funcional <text:span text:style-name="T96">(reduzir a redundância de dados para aumentar a integridade e desempenho, 1ª forma normal exige atomicidade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52" office:value-type="string" calcext:value-type="string">
            <text:p>Mapeamento E-R para relacional <text:span text:style-name="T96">[</text:span><text:span text:style-name="T125">Entidade</text:span> <text:span text:style-name="T278">→</text:span> <text:span text:style-name="T96">Tabela] [</text:span><text:span text:style-name="T125">Atributos</text:span> <text:span text:style-name="T278">→</text:span> <text:span text:style-name="T96">Colunas/campos] [</text:span><text:span text:style-name="T125">Relacionamento</text:span><text:span text:style-name="T126"> </text:span><text:span text:style-name="T279">→ </text:span><text:span text:style-name="T280">Cardinalidade] [Instância</text:span><text:span text:style-name="T281"> </text:span><text:span text:style-name="T282">→</text:span> <text:span text:style-name="T96">Linhas/registros/tuplas]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9" office:value-type="string" calcext:value-type="string">
            <text:p>Linguagem SQL: Linguagem de definição de dados (DDL), Linguagem de manipulação de dados (DML)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Conceito de transação<text:span text:style-name="T96"> (executada como tarefa única, seguindo os princípios do ACID; cláusulas Commit, Rollback, begin-end transaction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Integridade de dados, concorrência, recuperação, distribuição, replicação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7">
          <table:covered-table-cell/>
          <table:table-cell table:style-name="ce147" office:value-type="string" calcext:value-type="string">
            <text:p><text:span text:style-name="T119">Sistemas Gerenciadores de Banco de Dados: tabelas, visões </text:span><text:span text:style-name="T118">(selects armazenados na memória cache)</text:span><text:span text:style-name="T283">, índices</text:span><text:span text:style-name="T118"> (resumo de grandes tabelas)</text:span><text:span text:style-name="T283">, sequências </text:span><text:span text:style-name="T118">(criam um valor para uma chave primária)</text:span><text:span text:style-name="T283">, sinônimos </text:span><text:span text:style-name="T118">(referencia outro esquema de um BD distribuído)</text:span><text:span text:style-name="T283">, restrições </text:span><text:span text:style-name="T118">(regras para garantir a integridade)</text:span><text:span text:style-name="T283">, dicionário de dados</text:span><text:span text:style-name="T118"> (documento de metadados sobre a estrutura do BD)</text:span>, restrições de integridade <text:span text:style-name="T135">(domínio, referencial, vazio, chave ou definida pelo usuário)</text:span><text:span text:style-name="T283">, constraints</text:span><text:span text:style-name="T118">(de </text:span><text:span text:style-name="T284">TIPOS, NOT NULL, UNIQUE, PK, FK, DEFAULT, CHECK</text:span><text:span text:style-name="T285">)</text:span><text:span text:style-name="T286">, tipos de dados </text:span><text:span text:style-name="T287">(</text:span><text:span text:style-name="T284">int</text:span><text:span text:style-name="T285">, </text:span><text:span text:style-name="T284">char</text:span><text:span text:style-name="T285">, </text:span><text:span text:style-name="T284">varchar</text:span><text:span text:style-name="T285">, </text:span><text:span text:style-name="T284">float</text:span><text:span text:style-name="T285">, </text:span><text:span text:style-name="T288">date</text:span><text:span text:style-name="T289">)</text:span>, SQL, PL/SQL. <text:span text:style-name="T96">(e seus parâmetros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54" table:number-columns-spanned="3" table:number-rows-spanned="1"/>
          <table:covered-table-cell table:number-columns-repeated="2"/>
          <table:table-cell table:number-columns-repeated="1020"/>
        </table:table-row>
        <table:table-row table:style-name="ro10">
          <table:covered-table-cell/>
          <table:table-cell table:style-name="ce182" office:value-type="string" calcext:value-type="string">
            <text:p>Se sobrar tempo, veja:</text:p>
          </table:table-cell>
          <table:table-cell table:style-name="ce208"/>
          <table:table-cell table:style-name="ce212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203" office:value-type="string" calcext:value-type="string">
            <text:p>Scrum, XP</text:p>
          </table:table-cell>
          <table:table-cell table:style-name="ce208"/>
          <table:table-cell table:style-name="ce212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203" office:value-type="string" calcext:value-type="string">
            <text:p>Arquiteturas de componentes: Microsoft COM, .Net, J2EE.</text:p>
          </table:table-cell>
          <table:table-cell table:style-name="ce208"/>
          <table:table-cell table:style-name="ce212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203" office:value-type="string" calcext:value-type="string">
            <text:p>AJAX</text:p>
          </table:table-cell>
          <table:table-cell table:style-name="ce208"/>
          <table:table-cell table:style-name="ce212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203" office:value-type="string" calcext:value-type="string">
            <text:p>CSS</text:p>
          </table:table-cell>
          <table:table-cell table:style-name="ce208" office:value-type="string" calcext:value-type="string">
            <text:p>OK</text:p>
          </table:table-cell>
          <table:table-cell table:style-name="ce212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covered-table-cell/>
          <table:table-cell table:style-name="ce203" office:value-type="string" calcext:value-type="string">
            <text:p>Programação Web: conceitos fundamentais, persistência, camadas e design patterns.</text:p>
          </table:table-cell>
          <table:table-cell table:style-name="ce208"/>
          <table:table-cell table:style-name="ce212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203" office:value-type="string" calcext:value-type="string">
            <text:p>Web services usando REST, SOAP e WebApi:</text:p>
          </table:table-cell>
          <table:table-cell table:style-name="ce208"/>
          <table:table-cell table:style-name="ce212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203" office:value-type="string" calcext:value-type="string">
            <text:p>Procedimentos armazenados ("Stored Procedures")</text:p>
          </table:table-cell>
          <table:table-cell table:style-name="ce208" office:value-type="string" calcext:value-type="string">
            <text:p>OK</text:p>
          </table:table-cell>
          <table:table-cell table:style-name="ce212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203" office:value-type="string" calcext:value-type="string">
            <text:p>Gatilhos ("Triggers") <text:span text:style-name="T96">(stored procedure disparado por evento DML)</text:span></text:p>
          </table:table-cell>
          <table:table-cell table:style-name="ce208" office:value-type="string" calcext:value-type="string">
            <text:p>OK</text:p>
          </table:table-cell>
          <table:table-cell table:style-name="ce212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203" office:value-type="string" calcext:value-type="string">
            <text:p>Conceito de bancos de dados orientados a objetos. Definição, Conceitos básicos: dimensões, fatos, hierarquias, granularidade, agregados</text:p>
          </table:table-cell>
          <table:table-cell table:style-name="ce208"/>
          <table:table-cell table:style-name="ce212" office:value-type="string" calcext:value-type="string">
            <text:p>Falta</text:p>
          </table:table-cell>
          <table:table-cell table:number-columns-repeated="1020"/>
        </table:table-row>
        <table:table-row table:style-name="ro10" table:number-rows-repeated="1048501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Calibri11" svg:font-family="Calibri1"/>
    <style:font-face style:name="Calibri2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" svg:font-family="Mono"/>
    <style:font-face style:name="Mono1" svg:font-family="Mono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2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month number:textual="true"/>
      <number:text>/</number:text>
      <number:year/>
    </number:date-style>
    <number:number-style style:name="N10116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6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7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7P0"/>
    </number:number-style>
    <number:number-style style:name="N10119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9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9P0"/>
    </number:number-style>
    <number:date-style style:name="N10120" number:language="pt" number:country="BR">
      <number:day/>
      <number:text>/</number:text>
      <number:month/>
      <number:text>/</number:text>
      <number:year number:style="long"/>
    </number:date-style>
    <number:number-style style:name="N10121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21P0"/>
    </number:number-style>
    <number:date-style style:name="N10123" number:language="pt" number:country="BR">
      <number:day/>
      <number:text>/</number:text>
      <number:month number:textual="true"/>
    </number:date-style>
    <number:time-style style:name="N10124" number:language="pt" number:country="BR">
      <number:hours/>
      <number:text>:</number:text>
      <number:minutes number:style="long"/>
      <number:text> </number:text>
      <number:am-pm/>
    </number:time-style>
    <number:time-style style:name="N1012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8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8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9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1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2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number-style style:name="N10136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pt" number:country="BR">
      <number:text> </number:text>
      <number:fill-character> </number:fill-character>
      <number:text>- </number:text>
    </number:number-style>
    <number:text-style style:name="N10136" number:language="pt" number:country="B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0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0P2" style:volatile="true" number:language="pt" number:country="BR">
      <number:text> R$ </number:text>
      <number:fill-character> </number:fill-character>
      <number:text>- </number:text>
    </number:number-style>
    <number:text-style style:name="N10140" number:language="pt" number:country="B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4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pt" number:country="B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8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8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8" number:language="pt" number:country="B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0000" style:vertical-align="automatic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num-format="1" style:print-orientation="portrait" fo:margin-top="2cm" fo:margin-bottom="2cm" fo:margin-left="1.3cm" fo:margin-right="1.3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2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meta:initial-creator>sti</meta:initial-creator>
    <meta:creation-date>2014-12-16T18:10:59Z</meta:creation-date>
    <dc:date>2024-06-06T21:51:53.593000000</dc:date>
    <meta:print-date>2015-04-13T22:24:15Z</meta:print-date>
    <meta:editing-cycles>89</meta:editing-cycles>
    <meta:editing-duration>P1DT23H57M48S</meta:editing-duration>
    <meta:document-statistic meta:table-count="5" meta:cell-count="58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